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adians</text:p>
          </table:table-cell>
          <table:table-cell table:style-name="ce2" office:value-type="string" calcext:value-type="string">
            <text:p>Elapsed Time</text:p>
          </table:table-cell>
          <table:table-cell table:style-name="ce1" office:value-type="string" calcext:value-type="string">
            <text:p>Degrees</text:p>
          </table:table-cell>
        </table:table-row>
        <table:table-row table:style-name="ro2"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.5703" calcext:value-type="float">
            <text:p>1.5703</text:p>
          </table:table-cell>
          <table:table-cell office:value-type="float" office:value="-0.0981" calcext:value-type="float">
            <text:p>-0.0981</text:p>
          </table:table-cell>
          <table:table-cell office:value-type="float" office:value="89.9719" calcext:value-type="float">
            <text:p>89.9719</text:p>
          </table:table-cell>
        </table:table-row>
        <table:table-row table:style-name="ro2">
          <table:table-cell office:value-type="float" office:value="1.5688" calcext:value-type="float">
            <text:p>1.5688</text:p>
          </table:table-cell>
          <table:table-cell office:value-type="float" office:value="-0.196" calcext:value-type="float">
            <text:p>-0.196</text:p>
          </table:table-cell>
          <table:table-cell office:value-type="float" office:value="89.8877" calcext:value-type="float">
            <text:p>89.8877</text:p>
          </table:table-cell>
        </table:table-row>
        <table:table-row table:style-name="ro2">
          <table:table-cell office:value-type="float" office:value="1.5664" calcext:value-type="float">
            <text:p>1.5664</text:p>
          </table:table-cell>
          <table:table-cell office:value-type="float" office:value="-0.2939" calcext:value-type="float">
            <text:p>-0.2939</text:p>
          </table:table-cell>
          <table:table-cell office:value-type="float" office:value="89.7473" calcext:value-type="float">
            <text:p>89.7473</text:p>
          </table:table-cell>
        </table:table-row>
        <table:table-row table:style-name="ro2">
          <table:table-cell office:value-type="float" office:value="1.563" calcext:value-type="float">
            <text:p>1.563</text:p>
          </table:table-cell>
          <table:table-cell office:value-type="float" office:value="-0.3916" calcext:value-type="float">
            <text:p>-0.3916</text:p>
          </table:table-cell>
          <table:table-cell office:value-type="float" office:value="89.5509" calcext:value-type="float">
            <text:p>89.5509</text:p>
          </table:table-cell>
        </table:table-row>
        <table:table-row table:style-name="ro2">
          <table:table-cell office:value-type="float" office:value="1.5586" calcext:value-type="float">
            <text:p>1.5586</text:p>
          </table:table-cell>
          <table:table-cell office:value-type="float" office:value="-0.4893" calcext:value-type="float">
            <text:p>-0.4893</text:p>
          </table:table-cell>
          <table:table-cell office:value-type="float" office:value="89.2986" calcext:value-type="float">
            <text:p>89.2986</text:p>
          </table:table-cell>
        </table:table-row>
        <table:table-row table:style-name="ro2">
          <table:table-cell office:value-type="float" office:value="1.5532" calcext:value-type="float">
            <text:p>1.5532</text:p>
          </table:table-cell>
          <table:table-cell office:value-type="float" office:value="-0.5868" calcext:value-type="float">
            <text:p>-0.5868</text:p>
          </table:table-cell>
          <table:table-cell office:value-type="float" office:value="88.9903" calcext:value-type="float">
            <text:p>88.9903</text:p>
          </table:table-cell>
        </table:table-row>
        <table:table-row table:style-name="ro2">
          <table:table-cell office:value-type="float" office:value="1.5468" calcext:value-type="float">
            <text:p>1.5468</text:p>
          </table:table-cell>
          <table:table-cell office:value-type="float" office:value="-0.6843" calcext:value-type="float">
            <text:p>-0.6843</text:p>
          </table:table-cell>
          <table:table-cell office:value-type="float" office:value="88.6262" calcext:value-type="float">
            <text:p>88.6262</text:p>
          </table:table-cell>
        </table:table-row>
        <table:table-row table:style-name="ro2">
          <table:table-cell office:value-type="float" office:value="1.5395" calcext:value-type="float">
            <text:p>1.5395</text:p>
          </table:table-cell>
          <table:table-cell office:value-type="float" office:value="-0.7816" calcext:value-type="float">
            <text:p>-0.7816</text:p>
          </table:table-cell>
          <table:table-cell office:value-type="float" office:value="88.2062" calcext:value-type="float">
            <text:p>88.2062</text:p>
          </table:table-cell>
        </table:table-row>
        <table:table-row table:style-name="ro2">
          <table:table-cell office:value-type="float" office:value="1.5312" calcext:value-type="float">
            <text:p>1.5312</text:p>
          </table:table-cell>
          <table:table-cell office:value-type="float" office:value="-0.8788" calcext:value-type="float">
            <text:p>-0.8788</text:p>
          </table:table-cell>
          <table:table-cell office:value-type="float" office:value="87.7305" calcext:value-type="float">
            <text:p>87.7305</text:p>
          </table:table-cell>
        </table:table-row>
        <table:table-row table:style-name="ro2">
          <table:table-cell office:value-type="float" office:value="1.5219" calcext:value-type="float">
            <text:p>1.5219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87.1992" calcext:value-type="float">
            <text:p>87.1992</text:p>
          </table:table-cell>
        </table:table-row>
        <table:table-row table:style-name="ro2">
          <table:table-cell office:value-type="float" office:value="1.5117" calcext:value-type="float">
            <text:p>1.5117</text:p>
          </table:table-cell>
          <table:table-cell office:value-type="float" office:value="-1.0728" calcext:value-type="float">
            <text:p>-1.0728</text:p>
          </table:table-cell>
          <table:table-cell office:value-type="float" office:value="86.6123" calcext:value-type="float">
            <text:p>86.6123</text:p>
          </table:table-cell>
        </table:table-row>
        <table:table-row table:style-name="ro2">
          <table:table-cell office:value-type="float" office:value="1.5005" calcext:value-type="float">
            <text:p>1.5005</text:p>
          </table:table-cell>
          <table:table-cell office:value-type="float" office:value="-1.1696" calcext:value-type="float">
            <text:p>-1.1696</text:p>
          </table:table-cell>
          <table:table-cell office:value-type="float" office:value="85.9699" calcext:value-type="float">
            <text:p>85.9699</text:p>
          </table:table-cell>
        </table:table-row>
        <table:table-row table:style-name="ro2">
          <table:table-cell office:value-type="float" office:value="1.4883" calcext:value-type="float">
            <text:p>1.4883</text:p>
          </table:table-cell>
          <table:table-cell office:value-type="float" office:value="-1.2662" calcext:value-type="float">
            <text:p>-1.2662</text:p>
          </table:table-cell>
          <table:table-cell office:value-type="float" office:value="85.2721" calcext:value-type="float">
            <text:p>85.2721</text:p>
          </table:table-cell>
        </table:table-row>
        <table:table-row table:style-name="ro2">
          <table:table-cell office:value-type="float" office:value="1.4751" calcext:value-type="float">
            <text:p>1.4751</text:p>
          </table:table-cell>
          <table:table-cell office:value-type="float" office:value="-1.3626" calcext:value-type="float">
            <text:p>-1.3626</text:p>
          </table:table-cell>
          <table:table-cell office:value-type="float" office:value="84.519" calcext:value-type="float">
            <text:p>84.519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-1.4587" calcext:value-type="float">
            <text:p>-1.4587</text:p>
          </table:table-cell>
          <table:table-cell office:value-type="float" office:value="83.7107" calcext:value-type="float">
            <text:p>83.7107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-1.5547" calcext:value-type="float">
            <text:p>-1.5547</text:p>
          </table:table-cell>
          <table:table-cell office:value-type="float" office:value="82.8474" calcext:value-type="float">
            <text:p>82.8474</text:p>
          </table:table-cell>
        </table:table-row>
        <table:table-row table:style-name="ro2">
          <table:table-cell office:value-type="float" office:value="1.4299" calcext:value-type="float">
            <text:p>1.4299</text:p>
          </table:table-cell>
          <table:table-cell office:value-type="float" office:value="-1.6503" calcext:value-type="float">
            <text:p>-1.6503</text:p>
          </table:table-cell>
          <table:table-cell office:value-type="float" office:value="81.9293" calcext:value-type="float">
            <text:p>81.9293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-1.7456" calcext:value-type="float">
            <text:p>-1.7456</text:p>
          </table:table-cell>
          <table:table-cell office:value-type="float" office:value="80.9564" calcext:value-type="float">
            <text:p>80.9564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-1.8406" calcext:value-type="float">
            <text:p>-1.8406</text:p>
          </table:table-cell>
          <table:table-cell office:value-type="float" office:value="79.929" calcext:value-type="float">
            <text:p>79.929</text:p>
          </table:table-cell>
        </table:table-row>
        <table:table-row table:style-name="ro2">
          <table:table-cell office:value-type="float" office:value="1.3761" calcext:value-type="float">
            <text:p>1.3761</text:p>
          </table:table-cell>
          <table:table-cell office:value-type="float" office:value="-1.9351" calcext:value-type="float">
            <text:p>-1.9351</text:p>
          </table:table-cell>
          <table:table-cell office:value-type="float" office:value="78.8474" calcext:value-type="float">
            <text:p>78.8474</text:p>
          </table:table-cell>
        </table:table-row>
        <table:table-row table:style-name="ro2">
          <table:table-cell office:value-type="float" office:value="1.3563" calcext:value-type="float">
            <text:p>1.3563</text:p>
          </table:table-cell>
          <table:table-cell office:value-type="float" office:value="-2.0292" calcext:value-type="float">
            <text:p>-2.0292</text:p>
          </table:table-cell>
          <table:table-cell office:value-type="float" office:value="77.7117" calcext:value-type="float">
            <text:p>77.7117</text:p>
          </table:table-cell>
        </table:table-row>
        <table:table-row table:style-name="ro2">
          <table:table-cell office:value-type="float" office:value="1.3356" calcext:value-type="float">
            <text:p>1.3356</text:p>
          </table:table-cell>
          <table:table-cell office:value-type="float" office:value="-2.1227" calcext:value-type="float">
            <text:p>-2.1227</text:p>
          </table:table-cell>
          <table:table-cell office:value-type="float" office:value="76.5222" calcext:value-type="float">
            <text:p>76.5222</text:p>
          </table:table-cell>
        </table:table-row>
        <table:table-row table:style-name="ro2">
          <table:table-cell office:value-type="float" office:value="1.3139" calcext:value-type="float">
            <text:p>1.3139</text:p>
          </table:table-cell>
          <table:table-cell office:value-type="float" office:value="-2.2157" calcext:value-type="float">
            <text:p>-2.2157</text:p>
          </table:table-cell>
          <table:table-cell office:value-type="float" office:value="75.2793" calcext:value-type="float">
            <text:p>75.2793</text:p>
          </table:table-cell>
        </table:table-row>
        <table:table-row table:style-name="ro2">
          <table:table-cell office:value-type="float" office:value="1.2913" calcext:value-type="float">
            <text:p>1.2913</text:p>
          </table:table-cell>
          <table:table-cell office:value-type="float" office:value="-2.308" calcext:value-type="float">
            <text:p>-2.308</text:p>
          </table:table-cell>
          <table:table-cell office:value-type="float" office:value="73.9833" calcext:value-type="float">
            <text:p>73.9833</text:p>
          </table:table-cell>
        </table:table-row>
        <table:table-row table:style-name="ro2">
          <table:table-cell office:value-type="float" office:value="1.2677" calcext:value-type="float">
            <text:p>1.2677</text:p>
          </table:table-cell>
          <table:table-cell office:value-type="float" office:value="-2.3996" calcext:value-type="float">
            <text:p>-2.3996</text:p>
          </table:table-cell>
          <table:table-cell office:value-type="float" office:value="72.6347" calcext:value-type="float">
            <text:p>72.6347</text:p>
          </table:table-cell>
        </table:table-row>
        <table:table-row table:style-name="ro2">
          <table:table-cell office:value-type="float" office:value="1.2433" calcext:value-type="float">
            <text:p>1.2433</text:p>
          </table:table-cell>
          <table:table-cell office:value-type="float" office:value="-2.4905" calcext:value-type="float">
            <text:p>-2.4905</text:p>
          </table:table-cell>
          <table:table-cell office:value-type="float" office:value="71.2337" calcext:value-type="float">
            <text:p>71.2337</text:p>
          </table:table-cell>
        </table:table-row>
        <table:table-row table:style-name="ro2">
          <table:table-cell office:value-type="float" office:value="1.2179" calcext:value-type="float">
            <text:p>1.2179</text:p>
          </table:table-cell>
          <table:table-cell office:value-type="float" office:value="-2.5804" calcext:value-type="float">
            <text:p>-2.5804</text:p>
          </table:table-cell>
          <table:table-cell office:value-type="float" office:value="69.781" calcext:value-type="float">
            <text:p>69.781</text:p>
          </table:table-cell>
        </table:table-row>
        <table:table-row table:style-name="ro2">
          <table:table-cell office:value-type="float" office:value="1.1917" calcext:value-type="float">
            <text:p>1.1917</text:p>
          </table:table-cell>
          <table:table-cell office:value-type="float" office:value="-2.6694" calcext:value-type="float">
            <text:p>-2.6694</text:p>
          </table:table-cell>
          <table:table-cell office:value-type="float" office:value="68.277" calcext:value-type="float">
            <text:p>68.277</text:p>
          </table:table-cell>
        </table:table-row>
        <table:table-row table:style-name="ro2">
          <table:table-cell office:value-type="float" office:value="1.1645" calcext:value-type="float">
            <text:p>1.1645</text:p>
          </table:table-cell>
          <table:table-cell office:value-type="float" office:value="-2.7573" calcext:value-type="float">
            <text:p>-2.7573</text:p>
          </table:table-cell>
          <table:table-cell office:value-type="float" office:value="66.7223" calcext:value-type="float">
            <text:p>66.7223</text:p>
          </table:table-cell>
        </table:table-row>
        <table:table-row table:style-name="ro2">
          <table:table-cell office:value-type="float" office:value="1.1365" calcext:value-type="float">
            <text:p>1.1365</text:p>
          </table:table-cell>
          <table:table-cell office:value-type="float" office:value="-2.8441" calcext:value-type="float">
            <text:p>-2.8441</text:p>
          </table:table-cell>
          <table:table-cell office:value-type="float" office:value="65.1176" calcext:value-type="float">
            <text:p>65.1176</text:p>
          </table:table-cell>
        </table:table-row>
        <table:table-row table:style-name="ro2">
          <table:table-cell office:value-type="float" office:value="1.1076" calcext:value-type="float">
            <text:p>1.1076</text:p>
          </table:table-cell>
          <table:table-cell office:value-type="float" office:value="-2.9296" calcext:value-type="float">
            <text:p>-2.9296</text:p>
          </table:table-cell>
          <table:table-cell office:value-type="float" office:value="63.4635" calcext:value-type="float">
            <text:p>63.4635</text:p>
          </table:table-cell>
        </table:table-row>
        <table:table-row table:style-name="ro2">
          <table:table-cell office:value-type="float" office:value="1.0779" calcext:value-type="float">
            <text:p>1.0779</text:p>
          </table:table-cell>
          <table:table-cell office:value-type="float" office:value="-3.0137" calcext:value-type="float">
            <text:p>-3.0137</text:p>
          </table:table-cell>
          <table:table-cell office:value-type="float" office:value="61.7608" calcext:value-type="float">
            <text:p>61.7608</text:p>
          </table:table-cell>
        </table:table-row>
        <table:table-row table:style-name="ro2">
          <table:table-cell office:value-type="float" office:value="1.0474" calcext:value-type="float">
            <text:p>1.0474</text:p>
          </table:table-cell>
          <table:table-cell office:value-type="float" office:value="-3.0963" calcext:value-type="float">
            <text:p>-3.0963</text:p>
          </table:table-cell>
          <table:table-cell office:value-type="float" office:value="60.0104" calcext:value-type="float">
            <text:p>60.0104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-3.1774" calcext:value-type="float">
            <text:p>-3.1774</text:p>
          </table:table-cell>
          <table:table-cell office:value-type="float" office:value="58.213" calcext:value-type="float">
            <text:p>58.213</text:p>
          </table:table-cell>
        </table:table-row>
        <table:table-row table:style-name="ro2">
          <table:table-cell office:value-type="float" office:value="0.9838" calcext:value-type="float">
            <text:p>0.9838</text:p>
          </table:table-cell>
          <table:table-cell office:value-type="float" office:value="-3.2567" calcext:value-type="float">
            <text:p>-3.2567</text:p>
          </table:table-cell>
          <table:table-cell office:value-type="float" office:value="56.3697" calcext:value-type="float">
            <text:p>56.3697</text:p>
          </table:table-cell>
        </table:table-row>
        <table:table-row table:style-name="ro2">
          <table:table-cell office:value-type="float" office:value="0.9509" calcext:value-type="float">
            <text:p>0.9509</text:p>
          </table:table-cell>
          <table:table-cell office:value-type="float" office:value="-3.3342" calcext:value-type="float">
            <text:p>-3.3342</text:p>
          </table:table-cell>
          <table:table-cell office:value-type="float" office:value="54.4814" calcext:value-type="float">
            <text:p>54.4814</text:p>
          </table:table-cell>
        </table:table-row>
        <table:table-row table:style-name="ro2">
          <table:table-cell office:value-type="float" office:value="0.9172" calcext:value-type="float">
            <text:p>0.9172</text:p>
          </table:table-cell>
          <table:table-cell office:value-type="float" office:value="-3.4097" calcext:value-type="float">
            <text:p>-3.4097</text:p>
          </table:table-cell>
          <table:table-cell office:value-type="float" office:value="52.5493" calcext:value-type="float">
            <text:p>52.5493</text:p>
          </table:table-cell>
        </table:table-row>
        <table:table-row table:style-name="ro2">
          <table:table-cell office:value-type="float" office:value="0.8827" calcext:value-type="float">
            <text:p>0.8827</text:p>
          </table:table-cell>
          <table:table-cell office:value-type="float" office:value="-3.4831" calcext:value-type="float">
            <text:p>-3.4831</text:p>
          </table:table-cell>
          <table:table-cell office:value-type="float" office:value="50.5746" calcext:value-type="float">
            <text:p>50.5746</text:p>
          </table:table-cell>
        </table:table-row>
        <table:table-row table:style-name="ro2">
          <table:table-cell office:value-type="float" office:value="0.8475" calcext:value-type="float">
            <text:p>0.8475</text:p>
          </table:table-cell>
          <table:table-cell office:value-type="float" office:value="-3.5542" calcext:value-type="float">
            <text:p>-3.5542</text:p>
          </table:table-cell>
          <table:table-cell office:value-type="float" office:value="48.5584" calcext:value-type="float">
            <text:p>48.5584</text:p>
          </table:table-cell>
        </table:table-row>
        <table:table-row table:style-name="ro2">
          <table:table-cell office:value-type="float" office:value="0.8116" calcext:value-type="float">
            <text:p>0.8116</text:p>
          </table:table-cell>
          <table:table-cell office:value-type="float" office:value="-3.623" calcext:value-type="float">
            <text:p>-3.623</text:p>
          </table:table-cell>
          <table:table-cell office:value-type="float" office:value="46.5022" calcext:value-type="float">
            <text:p>46.5022</text:p>
          </table:table-cell>
        </table:table-row>
        <table:table-row table:style-name="ro2">
          <table:table-cell office:value-type="float" office:value="0.7751" calcext:value-type="float">
            <text:p>0.7751</text:p>
          </table:table-cell>
          <table:table-cell office:value-type="float" office:value="-3.6893" calcext:value-type="float">
            <text:p>-3.6893</text:p>
          </table:table-cell>
          <table:table-cell office:value-type="float" office:value="44.4073" calcext:value-type="float">
            <text:p>44.4073</text:p>
          </table:table-cell>
        </table:table-row>
        <table:table-row table:style-name="ro2">
          <table:table-cell office:value-type="float" office:value="0.7378" calcext:value-type="float">
            <text:p>0.7378</text:p>
          </table:table-cell>
          <table:table-cell office:value-type="float" office:value="-3.7529" calcext:value-type="float">
            <text:p>-3.7529</text:p>
          </table:table-cell>
          <table:table-cell office:value-type="float" office:value="42.2751" calcext:value-type="float">
            <text:p>42.2751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-3.8137" calcext:value-type="float">
            <text:p>-3.8137</text:p>
          </table:table-cell>
          <table:table-cell office:value-type="float" office:value="40.1073" calcext:value-type="float">
            <text:p>40.1073</text:p>
          </table:table-cell>
        </table:table-row>
        <table:table-row table:style-name="ro2">
          <table:table-cell office:value-type="float" office:value="0.6616" calcext:value-type="float">
            <text:p>0.6616</text:p>
          </table:table-cell>
          <table:table-cell office:value-type="float" office:value="-3.8716" calcext:value-type="float">
            <text:p>-3.8716</text:p>
          </table:table-cell>
          <table:table-cell office:value-type="float" office:value="37.9055" calcext:value-type="float">
            <text:p>37.9055</text:p>
          </table:table-cell>
        </table:table-row>
        <table:table-row table:style-name="ro2">
          <table:table-cell office:value-type="float" office:value="0.6226" calcext:value-type="float">
            <text:p>0.6226</text:p>
          </table:table-cell>
          <table:table-cell office:value-type="float" office:value="-3.9265" calcext:value-type="float">
            <text:p>-3.9265</text:p>
          </table:table-cell>
          <table:table-cell office:value-type="float" office:value="35.6714" calcext:value-type="float">
            <text:p>35.6714</text:p>
          </table:table-cell>
        </table:table-row>
        <table:table-row table:style-name="ro2">
          <table:table-cell office:value-type="float" office:value="0.5831" calcext:value-type="float">
            <text:p>0.5831</text:p>
          </table:table-cell>
          <table:table-cell office:value-type="float" office:value="-3.9781" calcext:value-type="float">
            <text:p>-3.9781</text:p>
          </table:table-cell>
          <table:table-cell office:value-type="float" office:value="33.4067" calcext:value-type="float">
            <text:p>33.4067</text:p>
          </table:table-cell>
        </table:table-row>
        <table:table-row table:style-name="ro2">
          <table:table-cell office:value-type="float" office:value="0.543" calcext:value-type="float">
            <text:p>0.543</text:p>
          </table:table-cell>
          <table:table-cell office:value-type="float" office:value="-4.0265" calcext:value-type="float">
            <text:p>-4.0265</text:p>
          </table:table-cell>
          <table:table-cell office:value-type="float" office:value="31.1134" calcext:value-type="float">
            <text:p>31.1134</text:p>
          </table:table-cell>
        </table:table-row>
        <table:table-row table:style-name="ro2">
          <table:table-cell office:value-type="float" office:value="0.5025" calcext:value-type="float">
            <text:p>0.5025</text:p>
          </table:table-cell>
          <table:table-cell office:value-type="float" office:value="-4.0714" calcext:value-type="float">
            <text:p>-4.0714</text:p>
          </table:table-cell>
          <table:table-cell office:value-type="float" office:value="28.7934" calcext:value-type="float">
            <text:p>28.7934</text:p>
          </table:table-cell>
        </table:table-row>
        <table:table-row table:style-name="ro2">
          <table:table-cell office:value-type="float" office:value="0.4616" calcext:value-type="float">
            <text:p>0.4616</text:p>
          </table:table-cell>
          <table:table-cell office:value-type="float" office:value="-4.1128" calcext:value-type="float">
            <text:p>-4.1128</text:p>
          </table:table-cell>
          <table:table-cell office:value-type="float" office:value="26.4486" calcext:value-type="float">
            <text:p>26.4486</text:p>
          </table:table-cell>
        </table:table-row>
        <table:table-row table:style-name="ro2">
          <table:table-cell office:value-type="float" office:value="0.4203" calcext:value-type="float">
            <text:p>0.42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24.0811" calcext:value-type="float">
            <text:p>24.0811</text:p>
          </table:table-cell>
        </table:table-row>
        <table:table-row table:style-name="ro2">
          <table:table-cell office:value-type="float" office:value="0.3786" calcext:value-type="float">
            <text:p>0.3786</text:p>
          </table:table-cell>
          <table:table-cell office:value-type="float" office:value="-4.1845" calcext:value-type="float">
            <text:p>-4.1845</text:p>
          </table:table-cell>
          <table:table-cell office:value-type="float" office:value="21.6931" calcext:value-type="float">
            <text:p>21.6931</text:p>
          </table:table-cell>
        </table:table-row>
        <table:table-row table:style-name="ro2">
          <table:table-cell office:value-type="float" office:value="0.3366" calcext:value-type="float">
            <text:p>0.3366</text:p>
          </table:table-cell>
          <table:table-cell office:value-type="float" office:value="-4.2147" calcext:value-type="float">
            <text:p>-4.2147</text:p>
          </table:table-cell>
          <table:table-cell office:value-type="float" office:value="19.2868" calcext:value-type="float">
            <text:p>19.2868</text:p>
          </table:table-cell>
        </table:table-row>
        <table:table-row table:style-name="ro2">
          <table:table-cell office:value-type="float" office:value="0.2943" calcext:value-type="float">
            <text:p>0.2943</text:p>
          </table:table-cell>
          <table:table-cell office:value-type="float" office:value="-4.2409" calcext:value-type="float">
            <text:p>-4.2409</text:p>
          </table:table-cell>
          <table:table-cell office:value-type="float" office:value="16.8642" calcext:value-type="float">
            <text:p>16.8642</text:p>
          </table:table-cell>
        </table:table-row>
        <table:table-row table:style-name="ro2">
          <table:table-cell office:value-type="float" office:value="0.2518" calcext:value-type="float">
            <text:p>0.2518</text:p>
          </table:table-cell>
          <table:table-cell office:value-type="float" office:value="-4.2631" calcext:value-type="float">
            <text:p>-4.2631</text:p>
          </table:table-cell>
          <table:table-cell office:value-type="float" office:value="14.4279" calcext:value-type="float">
            <text:p>14.4279</text:p>
          </table:table-cell>
        </table:table-row>
        <table:table-row table:style-name="ro2">
          <table:table-cell office:value-type="float" office:value="0.2091" calcext:value-type="float">
            <text:p>0.2091</text:p>
          </table:table-cell>
          <table:table-cell office:value-type="float" office:value="-4.2812" calcext:value-type="float">
            <text:p>-4.2812</text:p>
          </table:table-cell>
          <table:table-cell office:value-type="float" office:value="11.9799" calcext:value-type="float">
            <text:p>11.9799</text:p>
          </table:table-cell>
        </table:table-row>
        <table:table-row table:style-name="ro2">
          <table:table-cell office:value-type="float" office:value="0.1662" calcext:value-type="float">
            <text:p>0.1662</text:p>
          </table:table-cell>
          <table:table-cell office:value-type="float" office:value="-4.2952" calcext:value-type="float">
            <text:p>-4.2952</text:p>
          </table:table-cell>
          <table:table-cell office:value-type="float" office:value="9.5227" calcext:value-type="float">
            <text:p>9.5227</text:p>
          </table:table-cell>
        </table:table-row>
        <table:table-row table:style-name="ro2">
          <table:table-cell office:value-type="float" office:value="0.1232" calcext:value-type="float">
            <text:p>0.1232</text:p>
          </table:table-cell>
          <table:table-cell office:value-type="float" office:value="-4.3051" calcext:value-type="float">
            <text:p>-4.3051</text:p>
          </table:table-cell>
          <table:table-cell office:value-type="float" office:value="7.0587" calcext:value-type="float">
            <text:p>7.0587</text:p>
          </table:table-cell>
        </table:table-row>
        <table:table-row table:style-name="ro2">
          <table:table-cell office:value-type="float" office:value="0.0801" calcext:value-type="float">
            <text:p>0.0801</text:p>
          </table:table-cell>
          <table:table-cell office:value-type="float" office:value="-4.3107" calcext:value-type="float">
            <text:p>-4.3107</text:p>
          </table:table-cell>
          <table:table-cell office:value-type="float" office:value="4.5903" calcext:value-type="float">
            <text:p>4.5903</text:p>
          </table:table-cell>
        </table:table-row>
        <table:table-row table:style-name="ro2">
          <table:table-cell office:value-type="float" office:value="0.037" calcext:value-type="float">
            <text:p>0.037</text:p>
          </table:table-cell>
          <table:table-cell office:value-type="float" office:value="-4.3121" calcext:value-type="float">
            <text:p>-4.3121</text:p>
          </table:table-cell>
          <table:table-cell office:value-type="float" office:value="2.1198" calcext:value-type="float">
            <text:p>2.1198</text:p>
          </table:table-cell>
        </table:table-row>
        <table:table-row table:style-name="ro2">
          <table:table-cell office:value-type="float" office:value="-0.0061" calcext:value-type="float">
            <text:p>-0.0061</text:p>
          </table:table-cell>
          <table:table-cell office:value-type="float" office:value="-4.3093" calcext:value-type="float">
            <text:p>-4.3093</text:p>
          </table:table-cell>
          <table:table-cell office:value-type="float" office:value="-0.3502" calcext:value-type="float">
            <text:p>-0.3502</text:p>
          </table:table-cell>
        </table:table-row>
        <table:table-row table:style-name="ro2">
          <table:table-cell office:value-type="float" office:value="-0.0492" calcext:value-type="float">
            <text:p>-0.0492</text:p>
          </table:table-cell>
          <table:table-cell office:value-type="float" office:value="-4.3023" calcext:value-type="float">
            <text:p>-4.3023</text:p>
          </table:table-cell>
          <table:table-cell office:value-type="float" office:value="-2.8175" calcext:value-type="float">
            <text:p>-2.8175</text:p>
          </table:table-cell>
        </table:table-row>
        <table:table-row table:style-name="ro2">
          <table:table-cell office:value-type="float" office:value="-0.0921" calcext:value-type="float">
            <text:p>-0.0921</text:p>
          </table:table-cell>
          <table:table-cell office:value-type="float" office:value="-4.2911" calcext:value-type="float">
            <text:p>-4.2911</text:p>
          </table:table-cell>
          <table:table-cell office:value-type="float" office:value="-5.2795" calcext:value-type="float">
            <text:p>-5.2795</text:p>
          </table:table-cell>
        </table:table-row>
        <table:table-row table:style-name="ro2">
          <table:table-cell office:value-type="float" office:value="-0.135" calcext:value-type="float">
            <text:p>-0.135</text:p>
          </table:table-cell>
          <table:table-cell office:value-type="float" office:value="-4.2757" calcext:value-type="float">
            <text:p>-4.2757</text:p>
          </table:table-cell>
          <table:table-cell office:value-type="float" office:value="-7.7339" calcext:value-type="float">
            <text:p>-7.7339</text:p>
          </table:table-cell>
        </table:table-row>
        <table:table-row table:style-name="ro2">
          <table:table-cell office:value-type="float" office:value="-0.1776" calcext:value-type="float">
            <text:p>-0.1776</text:p>
          </table:table-cell>
          <table:table-cell office:value-type="float" office:value="-4.2562" calcext:value-type="float">
            <text:p>-4.2562</text:p>
          </table:table-cell>
          <table:table-cell office:value-type="float" office:value="-10.1783" calcext:value-type="float">
            <text:p>-10.1783</text:p>
          </table:table-cell>
        </table:table-row>
        <table:table-row table:style-name="ro2">
          <table:table-cell office:value-type="float" office:value="-0.2201" calcext:value-type="float">
            <text:p>-0.2201</text:p>
          </table:table-cell>
          <table:table-cell office:value-type="float" office:value="-4.2325" calcext:value-type="float">
            <text:p>-4.2325</text:p>
          </table:table-cell>
          <table:table-cell office:value-type="float" office:value="-12.6104" calcext:value-type="float">
            <text:p>-12.6104</text:p>
          </table:table-cell>
        </table:table-row>
        <table:table-row table:style-name="ro2">
          <table:table-cell office:value-type="float" office:value="-0.2623" calcext:value-type="float">
            <text:p>-0.2623</text:p>
          </table:table-cell>
          <table:table-cell office:value-type="float" office:value="-4.2049" calcext:value-type="float">
            <text:p>-4.2049</text:p>
          </table:table-cell>
          <table:table-cell office:value-type="float" office:value="-15.0277" calcext:value-type="float">
            <text:p>-15.0277</text:p>
          </table:table-cell>
        </table:table-row>
        <table:table-row table:style-name="ro2">
          <table:table-cell office:value-type="float" office:value="-0.3042" calcext:value-type="float">
            <text:p>-0.3042</text:p>
          </table:table-cell>
          <table:table-cell office:value-type="float" office:value="-4.1733" calcext:value-type="float">
            <text:p>-4.1733</text:p>
          </table:table-cell>
          <table:table-cell office:value-type="float" office:value="-17.4281" calcext:value-type="float">
            <text:p>-17.4281</text:p>
          </table:table-cell>
        </table:table-row>
        <table:table-row table:style-name="ro2">
          <table:table-cell office:value-type="float" office:value="-0.3457" calcext:value-type="float">
            <text:p>-0.3457</text:p>
          </table:table-cell>
          <table:table-cell office:value-type="float" office:value="-4.1378" calcext:value-type="float">
            <text:p>-4.1378</text:p>
          </table:table-cell>
          <table:table-cell office:value-type="float" office:value="-19.8092" calcext:value-type="float">
            <text:p>-19.8092</text:p>
          </table:table-cell>
        </table:table-row>
        <table:table-row table:style-name="ro2">
          <table:table-cell office:value-type="float" office:value="-0.3869" calcext:value-type="float">
            <text:p>-0.3869</text:p>
          </table:table-cell>
          <table:table-cell office:value-type="float" office:value="-4.0985" calcext:value-type="float">
            <text:p>-4.0985</text:p>
          </table:table-cell>
          <table:table-cell office:value-type="float" office:value="-22.1689" calcext:value-type="float">
            <text:p>-22.1689</text:p>
          </table:table-cell>
        </table:table-row>
        <table:table-row table:style-name="ro2">
          <table:table-cell office:value-type="float" office:value="-0.4277" calcext:value-type="float">
            <text:p>-0.4277</text:p>
          </table:table-cell>
          <table:table-cell office:value-type="float" office:value="-4.0556" calcext:value-type="float">
            <text:p>-4.0556</text:p>
          </table:table-cell>
          <table:table-cell office:value-type="float" office:value="-24.5051" calcext:value-type="float">
            <text:p>-24.5051</text:p>
          </table:table-cell>
        </table:table-row>
        <table:table-row table:style-name="ro2">
          <table:table-cell office:value-type="float" office:value="-0.468" calcext:value-type="float">
            <text:p>-0.468</text:p>
          </table:table-cell>
          <table:table-cell office:value-type="float" office:value="-4.0091" calcext:value-type="float">
            <text:p>-4.0091</text:p>
          </table:table-cell>
          <table:table-cell office:value-type="float" office:value="-26.8156" calcext:value-type="float">
            <text:p>-26.8156</text:p>
          </table:table-cell>
        </table:table-row>
        <table:table-row table:style-name="ro2">
          <table:table-cell office:value-type="float" office:value="-0.5079" calcext:value-type="float">
            <text:p>-0.5079</text:p>
          </table:table-cell>
          <table:table-cell office:value-type="float" office:value="-3.9591" calcext:value-type="float">
            <text:p>-3.9591</text:p>
          </table:table-cell>
          <table:table-cell office:value-type="float" office:value="-29.0985" calcext:value-type="float">
            <text:p>-29.0985</text:p>
          </table:table-cell>
        </table:table-row>
        <table:table-row table:style-name="ro2">
          <table:table-cell office:value-type="float" office:value="-0.5472" calcext:value-type="float">
            <text:p>-0.5472</text:p>
          </table:table-cell>
          <table:table-cell office:value-type="float" office:value="-3.9058" calcext:value-type="float">
            <text:p>-3.9058</text:p>
          </table:table-cell>
          <table:table-cell office:value-type="float" office:value="-31.3518" calcext:value-type="float">
            <text:p>-31.3518</text:p>
          </table:table-cell>
        </table:table-row>
        <table:table-row table:style-name="ro2">
          <table:table-cell office:value-type="float" office:value="-0.586" calcext:value-type="float">
            <text:p>-0.586</text:p>
          </table:table-cell>
          <table:table-cell office:value-type="float" office:value="-3.8493" calcext:value-type="float">
            <text:p>-3.8493</text:p>
          </table:table-cell>
          <table:table-cell office:value-type="float" office:value="-33.5736" calcext:value-type="float">
            <text:p>-33.5736</text:p>
          </table:table-cell>
        </table:table-row>
        <table:table-row table:style-name="ro2">
          <table:table-cell office:value-type="float" office:value="-0.6242" calcext:value-type="float">
            <text:p>-0.6242</text:p>
          </table:table-cell>
          <table:table-cell office:value-type="float" office:value="-3.7896" calcext:value-type="float">
            <text:p>-3.7896</text:p>
          </table:table-cell>
          <table:table-cell office:value-type="float" office:value="-35.7621" calcext:value-type="float">
            <text:p>-35.7621</text:p>
          </table:table-cell>
        </table:table-row>
        <table:table-row table:style-name="ro2">
          <table:table-cell office:value-type="float" office:value="-0.6618" calcext:value-type="float">
            <text:p>-0.6618</text:p>
          </table:table-cell>
          <table:table-cell office:value-type="float" office:value="-3.7271" calcext:value-type="float">
            <text:p>-3.7271</text:p>
          </table:table-cell>
          <table:table-cell office:value-type="float" office:value="-37.9157" calcext:value-type="float">
            <text:p>-37.9157</text:p>
          </table:table-cell>
        </table:table-row>
        <table:table-row table:style-name="ro2">
          <table:table-cell office:value-type="float" office:value="-0.6987" calcext:value-type="float">
            <text:p>-0.6987</text:p>
          </table:table-cell>
          <table:table-cell office:value-type="float" office:value="-3.6617" calcext:value-type="float">
            <text:p>-3.6617</text:p>
          </table:table-cell>
          <table:table-cell office:value-type="float" office:value="-40.0325" calcext:value-type="float">
            <text:p>-40.0325</text:p>
          </table:table-cell>
        </table:table-row>
        <table:table-row table:style-name="ro2">
          <table:table-cell office:value-type="float" office:value="-0.735" calcext:value-type="float">
            <text:p>-0.735</text:p>
          </table:table-cell>
          <table:table-cell office:value-type="float" office:value="-3.5936" calcext:value-type="float">
            <text:p>-3.5936</text:p>
          </table:table-cell>
          <table:table-cell office:value-type="float" office:value="-42.1111" calcext:value-type="float">
            <text:p>-42.1111</text:p>
          </table:table-cell>
        </table:table-row>
        <table:table-row table:style-name="ro2">
          <table:table-cell office:value-type="float" office:value="-0.7706" calcext:value-type="float">
            <text:p>-0.7706</text:p>
          </table:table-cell>
          <table:table-cell office:value-type="float" office:value="-3.523" calcext:value-type="float">
            <text:p>-3.523</text:p>
          </table:table-cell>
          <table:table-cell office:value-type="float" office:value="-44.15" calcext:value-type="float">
            <text:p>-44.15</text:p>
          </table:table-cell>
        </table:table-row>
        <table:table-row table:style-name="ro2">
          <table:table-cell office:value-type="float" office:value="-0.8054" calcext:value-type="float">
            <text:p>-0.8054</text:p>
          </table:table-cell>
          <table:table-cell office:value-type="float" office:value="-3.4499" calcext:value-type="float">
            <text:p>-3.4499</text:p>
          </table:table-cell>
          <table:table-cell office:value-type="float" office:value="-46.1477" calcext:value-type="float">
            <text:p>-46.1477</text:p>
          </table:table-cell>
        </table:table-row>
        <table:table-row table:style-name="ro2">
          <table:table-cell office:value-type="float" office:value="-0.8396" calcext:value-type="float">
            <text:p>-0.8396</text:p>
          </table:table-cell>
          <table:table-cell office:value-type="float" office:value="-3.3746" calcext:value-type="float">
            <text:p>-3.3746</text:p>
          </table:table-cell>
          <table:table-cell office:value-type="float" office:value="-48.1029" calcext:value-type="float">
            <text:p>-48.1029</text:p>
          </table:table-cell>
        </table:table-row>
        <table:table-row table:style-name="ro2">
          <table:table-cell office:value-type="float" office:value="-0.8729" calcext:value-type="float">
            <text:p>-0.8729</text:p>
          </table:table-cell>
          <table:table-cell office:value-type="float" office:value="-3.2972" calcext:value-type="float">
            <text:p>-3.2972</text:p>
          </table:table-cell>
          <table:table-cell office:value-type="float" office:value="-50.0143" calcext:value-type="float">
            <text:p>-50.0143</text:p>
          </table:table-cell>
        </table:table-row>
        <table:table-row table:style-name="ro2">
          <table:table-cell office:value-type="float" office:value="-0.9055" calcext:value-type="float">
            <text:p>-0.9055</text:p>
          </table:table-cell>
          <table:table-cell office:value-type="float" office:value="-3.2177" calcext:value-type="float">
            <text:p>-3.2177</text:p>
          </table:table-cell>
          <table:table-cell office:value-type="float" office:value="-51.8808" calcext:value-type="float">
            <text:p>-51.8808</text:p>
          </table:table-cell>
        </table:table-row>
        <table:table-row table:style-name="ro2">
          <table:table-cell office:value-type="float" office:value="-0.9373" calcext:value-type="float">
            <text:p>-0.9373</text:p>
          </table:table-cell>
          <table:table-cell office:value-type="float" office:value="-3.1364" calcext:value-type="float">
            <text:p>-3.1364</text:p>
          </table:table-cell>
          <table:table-cell office:value-type="float" office:value="-53.7012" calcext:value-type="float">
            <text:p>-53.7012</text:p>
          </table:table-cell>
        </table:table-row>
        <table:table-row table:style-name="ro2">
          <table:table-cell office:value-type="float" office:value="-0.9682" calcext:value-type="float">
            <text:p>-0.9682</text:p>
          </table:table-cell>
          <table:table-cell office:value-type="float" office:value="-3.0534" calcext:value-type="float">
            <text:p>-3.0534</text:p>
          </table:table-cell>
          <table:table-cell office:value-type="float" office:value="-55.4745" calcext:value-type="float">
            <text:p>-55.4745</text:p>
          </table:table-cell>
        </table:table-row>
        <table:table-row table:style-name="ro2">
          <table:table-cell office:value-type="float" office:value="-0.9983" calcext:value-type="float">
            <text:p>-0.9983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-57.1998" calcext:value-type="float">
            <text:p>-57.1998</text:p>
          </table:table-cell>
        </table:table-row>
        <table:table-row table:style-name="ro2">
          <table:table-cell office:value-type="float" office:value="-1.0276" calcext:value-type="float">
            <text:p>-1.0276</text:p>
          </table:table-cell>
          <table:table-cell office:value-type="float" office:value="-2.8826" calcext:value-type="float">
            <text:p>-2.8826</text:p>
          </table:table-cell>
          <table:table-cell office:value-type="float" office:value="-58.8762" calcext:value-type="float">
            <text:p>-58.8762</text:p>
          </table:table-cell>
        </table:table-row>
        <table:table-row table:style-name="ro2">
          <table:table-cell office:value-type="float" office:value="-1.056" calcext:value-type="float">
            <text:p>-1.056</text:p>
          </table:table-cell>
          <table:table-cell office:value-type="float" office:value="-2.795" calcext:value-type="float">
            <text:p>-2.795</text:p>
          </table:table-cell>
          <table:table-cell office:value-type="float" office:value="-60.5028" calcext:value-type="float">
            <text:p>-60.5028</text:p>
          </table:table-cell>
        </table:table-row>
        <table:table-row table:style-name="ro2">
          <table:table-cell office:value-type="float" office:value="-1.0835" calcext:value-type="float">
            <text:p>-1.0835</text:p>
          </table:table-cell>
          <table:table-cell office:value-type="float" office:value="-2.7063" calcext:value-type="float">
            <text:p>-2.7063</text:p>
          </table:table-cell>
          <table:table-cell office:value-type="float" office:value="-62.0788" calcext:value-type="float">
            <text:p>-62.0788</text:p>
          </table:table-cell>
        </table:table-row>
        <table:table-row table:style-name="ro2">
          <table:table-cell office:value-type="float" office:value="-1.1101" calcext:value-type="float">
            <text:p>-1.1101</text:p>
          </table:table-cell>
          <table:table-cell office:value-type="float" office:value="-2.6163" calcext:value-type="float">
            <text:p>-2.6163</text:p>
          </table:table-cell>
          <table:table-cell office:value-type="float" office:value="-63.6037" calcext:value-type="float">
            <text:p>-63.6037</text:p>
          </table:table-cell>
        </table:table-row>
        <table:table-row table:style-name="ro2">
          <table:table-cell office:value-type="float" office:value="-1.1358" calcext:value-type="float">
            <text:p>-1.1358</text:p>
          </table:table-cell>
          <table:table-cell office:value-type="float" office:value="-2.5253" calcext:value-type="float">
            <text:p>-2.5253</text:p>
          </table:table-cell>
          <table:table-cell office:value-type="float" office:value="-65.0767" calcext:value-type="float">
            <text:p>-65.0767</text:p>
          </table:table-cell>
        </table:table-row>
        <table:table-row table:style-name="ro2">
          <table:table-cell office:value-type="float" office:value="-1.1606" calcext:value-type="float">
            <text:p>-1.1606</text:p>
          </table:table-cell>
          <table:table-cell office:value-type="float" office:value="-2.4334" calcext:value-type="float">
            <text:p>-2.4334</text:p>
          </table:table-cell>
          <table:table-cell office:value-type="float" office:value="-66.4973" calcext:value-type="float">
            <text:p>-66.4973</text:p>
          </table:table-cell>
        </table:table-row>
        <table:table-row table:style-name="ro2">
          <table:table-cell office:value-type="float" office:value="-1.1845" calcext:value-type="float">
            <text:p>-1.1845</text:p>
          </table:table-cell>
          <table:table-cell office:value-type="float" office:value="-2.3405" calcext:value-type="float">
            <text:p>-2.3405</text:p>
          </table:table-cell>
          <table:table-cell office:value-type="float" office:value="-67.8649" calcext:value-type="float">
            <text:p>-67.8649</text:p>
          </table:table-cell>
        </table:table-row>
        <table:table-row table:style-name="ro2">
          <table:table-cell office:value-type="float" office:value="-1.2074" calcext:value-type="float">
            <text:p>-1.2074</text:p>
          </table:table-cell>
          <table:table-cell office:value-type="float" office:value="-2.247" calcext:value-type="float">
            <text:p>-2.247</text:p>
          </table:table-cell>
          <table:table-cell office:value-type="float" office:value="-69.1792" calcext:value-type="float">
            <text:p>-69.1792</text:p>
          </table:table-cell>
        </table:table-row>
        <table:table-row table:style-name="ro2">
          <table:table-cell office:value-type="float" office:value="-1.2294" calcext:value-type="float">
            <text:p>-1.2294</text:p>
          </table:table-cell>
          <table:table-cell office:value-type="float" office:value="-2.1527" calcext:value-type="float">
            <text:p>-2.1527</text:p>
          </table:table-cell>
          <table:table-cell office:value-type="float" office:value="-70.4396" calcext:value-type="float">
            <text:p>-70.4396</text:p>
          </table:table-cell>
        </table:table-row>
        <table:table-row table:style-name="ro2">
          <table:table-cell office:value-type="float" office:value="-1.2505" calcext:value-type="float">
            <text:p>-1.2505</text:p>
          </table:table-cell>
          <table:table-cell office:value-type="float" office:value="-2.0578" calcext:value-type="float">
            <text:p>-2.0578</text:p>
          </table:table-cell>
          <table:table-cell office:value-type="float" office:value="-71.6459" calcext:value-type="float">
            <text:p>-71.6459</text:p>
          </table:table-cell>
        </table:table-row>
        <table:table-row table:style-name="ro2">
          <table:table-cell office:value-type="float" office:value="-1.2706" calcext:value-type="float">
            <text:p>-1.2706</text:p>
          </table:table-cell>
          <table:table-cell office:value-type="float" office:value="-1.9624" calcext:value-type="float">
            <text:p>-1.9624</text:p>
          </table:table-cell>
          <table:table-cell office:value-type="float" office:value="-72.7976" calcext:value-type="float">
            <text:p>-72.7976</text:p>
          </table:table-cell>
        </table:table-row>
        <table:table-row table:style-name="ro2">
          <table:table-cell office:value-type="float" office:value="-1.2897" calcext:value-type="float">
            <text:p>-1.2897</text:p>
          </table:table-cell>
          <table:table-cell office:value-type="float" office:value="-1.8665" calcext:value-type="float">
            <text:p>-1.8665</text:p>
          </table:table-cell>
          <table:table-cell office:value-type="float" office:value="-73.8945" calcext:value-type="float">
            <text:p>-73.8945</text:p>
          </table:table-cell>
        </table:table-row>
        <table:table-row table:style-name="ro2">
          <table:table-cell office:value-type="float" office:value="-1.3079" calcext:value-type="float">
            <text:p>-1.3079</text:p>
          </table:table-cell>
          <table:table-cell office:value-type="float" office:value="-1.7702" calcext:value-type="float">
            <text:p>-1.7702</text:p>
          </table:table-cell>
          <table:table-cell office:value-type="float" office:value="-74.9364" calcext:value-type="float">
            <text:p>-74.9364</text:p>
          </table:table-cell>
        </table:table-row>
        <table:table-row table:style-name="ro2">
          <table:table-cell office:value-type="float" office:value="-1.3251" calcext:value-type="float">
            <text:p>-1.3251</text:p>
          </table:table-cell>
          <table:table-cell office:value-type="float" office:value="-1.6735" calcext:value-type="float">
            <text:p>-1.6735</text:p>
          </table:table-cell>
          <table:table-cell office:value-type="float" office:value="-75.9229" calcext:value-type="float">
            <text:p>-75.9229</text:p>
          </table:table-cell>
        </table:table-row>
        <table:table-row table:style-name="ro2">
          <table:table-cell office:value-type="float" office:value="-1.3414" calcext:value-type="float">
            <text:p>-1.3414</text:p>
          </table:table-cell>
          <table:table-cell office:value-type="float" office:value="-1.5765" calcext:value-type="float">
            <text:p>-1.5765</text:p>
          </table:table-cell>
          <table:table-cell office:value-type="float" office:value="-76.854" calcext:value-type="float">
            <text:p>-76.854</text:p>
          </table:table-cell>
        </table:table-row>
        <table:table-row table:style-name="ro2">
          <table:table-cell office:value-type="float" office:value="-1.3566" calcext:value-type="float">
            <text:p>-1.3566</text:p>
          </table:table-cell>
          <table:table-cell office:value-type="float" office:value="-1.4793" calcext:value-type="float">
            <text:p>-1.4793</text:p>
          </table:table-cell>
          <table:table-cell office:value-type="float" office:value="-77.7295" calcext:value-type="float">
            <text:p>-77.7295</text:p>
          </table:table-cell>
        </table:table-row>
        <table:table-row table:style-name="ro2">
          <table:table-cell office:value-type="float" office:value="-1.3709" calcext:value-type="float">
            <text:p>-1.3709</text:p>
          </table:table-cell>
          <table:table-cell office:value-type="float" office:value="-1.3819" calcext:value-type="float">
            <text:p>-1.3819</text:p>
          </table:table-cell>
          <table:table-cell office:value-type="float" office:value="-78.5491" calcext:value-type="float">
            <text:p>-78.5491</text:p>
          </table:table-cell>
        </table:table-row>
        <table:table-row table:style-name="ro2">
          <table:table-cell office:value-type="float" office:value="-1.3843" calcext:value-type="float">
            <text:p>-1.3843</text:p>
          </table:table-cell>
          <table:table-cell office:value-type="float" office:value="-1.2843" calcext:value-type="float">
            <text:p>-1.2843</text:p>
          </table:table-cell>
          <table:table-cell office:value-type="float" office:value="-79.3129" calcext:value-type="float">
            <text:p>-79.3129</text:p>
          </table:table-cell>
        </table:table-row>
        <table:table-row table:style-name="ro2">
          <table:table-cell office:value-type="float" office:value="-1.3966" calcext:value-type="float">
            <text:p>-1.3966</text:p>
          </table:table-cell>
          <table:table-cell office:value-type="float" office:value="-1.1865" calcext:value-type="float">
            <text:p>-1.1865</text:p>
          </table:table-cell>
          <table:table-cell office:value-type="float" office:value="-80.0208" calcext:value-type="float">
            <text:p>-80.0208</text:p>
          </table:table-cell>
        </table:table-row>
        <table:table-row table:style-name="ro2">
          <table:table-cell office:value-type="float" office:value="-1.408" calcext:value-type="float">
            <text:p>-1.408</text:p>
          </table:table-cell>
          <table:table-cell office:value-type="float" office:value="-1.0887" calcext:value-type="float">
            <text:p>-1.0887</text:p>
          </table:table-cell>
          <table:table-cell office:value-type="float" office:value="-80.6725" calcext:value-type="float">
            <text:p>-80.6725</text:p>
          </table:table-cell>
        </table:table-row>
        <table:table-row table:style-name="ro2">
          <table:table-cell office:value-type="float" office:value="-1.4184" calcext:value-type="float">
            <text:p>-1.4184</text:p>
          </table:table-cell>
          <table:table-cell office:value-type="float" office:value="-0.9907" calcext:value-type="float">
            <text:p>-0.9907</text:p>
          </table:table-cell>
          <table:table-cell office:value-type="float" office:value="-81.2683" calcext:value-type="float">
            <text:p>-81.2683</text:p>
          </table:table-cell>
        </table:table-row>
        <table:table-row table:style-name="ro2">
          <table:table-cell office:value-type="float" office:value="-1.4278" calcext:value-type="float">
            <text:p>-1.4278</text:p>
          </table:table-cell>
          <table:table-cell office:value-type="float" office:value="-0.8928" calcext:value-type="float">
            <text:p>-0.8928</text:p>
          </table:table-cell>
          <table:table-cell office:value-type="float" office:value="-81.8078" calcext:value-type="float">
            <text:p>-81.8078</text:p>
          </table:table-cell>
        </table:table-row>
        <table:table-row table:style-name="ro2">
          <table:table-cell office:value-type="float" office:value="-1.4363" calcext:value-type="float">
            <text:p>-1.4363</text:p>
          </table:table-cell>
          <table:table-cell office:value-type="float" office:value="-0.7948" calcext:value-type="float">
            <text:p>-0.7948</text:p>
          </table:table-cell>
          <table:table-cell office:value-type="float" office:value="-82.2913" calcext:value-type="float">
            <text:p>-82.2913</text:p>
          </table:table-cell>
        </table:table-row>
        <table:table-row table:style-name="ro2">
          <table:table-cell office:value-type="float" office:value="-1.4437" calcext:value-type="float">
            <text:p>-1.4437</text:p>
          </table:table-cell>
          <table:table-cell office:value-type="float" office:value="-0.6968" calcext:value-type="float">
            <text:p>-0.6968</text:p>
          </table:table-cell>
          <table:table-cell office:value-type="float" office:value="-82.7186" calcext:value-type="float">
            <text:p>-82.7186</text:p>
          </table:table-cell>
        </table:table-row>
        <table:table-row table:style-name="ro2">
          <table:table-cell office:value-type="float" office:value="-1.4502" calcext:value-type="float">
            <text:p>-1.4502</text:p>
          </table:table-cell>
          <table:table-cell office:value-type="float" office:value="-0.5988" calcext:value-type="float">
            <text:p>-0.5988</text:p>
          </table:table-cell>
          <table:table-cell office:value-type="float" office:value="-83.0897" calcext:value-type="float">
            <text:p>-83.0897</text:p>
          </table:table-cell>
        </table:table-row>
        <table:table-row table:style-name="ro2">
          <table:table-cell office:value-type="float" office:value="-1.4557" calcext:value-type="float">
            <text:p>-1.4557</text:p>
          </table:table-cell>
          <table:table-cell office:value-type="float" office:value="-0.5008" calcext:value-type="float">
            <text:p>-0.5008</text:p>
          </table:table-cell>
          <table:table-cell office:value-type="float" office:value="-83.4047" calcext:value-type="float">
            <text:p>-83.4047</text:p>
          </table:table-cell>
        </table:table-row>
        <table:table-row table:style-name="ro2">
          <table:table-cell office:value-type="float" office:value="-1.4602" calcext:value-type="float">
            <text:p>-1.4602</text:p>
          </table:table-cell>
          <table:table-cell office:value-type="float" office:value="-0.4029" calcext:value-type="float">
            <text:p>-0.4029</text:p>
          </table:table-cell>
          <table:table-cell office:value-type="float" office:value="-83.6636" calcext:value-type="float">
            <text:p>-83.6636</text:p>
          </table:table-cell>
        </table:table-row>
        <table:table-row table:style-name="ro2">
          <table:table-cell office:value-type="float" office:value="-1.4637" calcext:value-type="float">
            <text:p>-1.4637</text:p>
          </table:table-cell>
          <table:table-cell office:value-type="float" office:value="-0.305" calcext:value-type="float">
            <text:p>-0.305</text:p>
          </table:table-cell>
          <table:table-cell office:value-type="float" office:value="-83.8664" calcext:value-type="float">
            <text:p>-83.8664</text:p>
          </table:table-cell>
        </table:table-row>
        <table:table-row table:style-name="ro2">
          <table:table-cell office:value-type="float" office:value="-1.4663" calcext:value-type="float">
            <text:p>-1.4663</text:p>
          </table:table-cell>
          <table:table-cell office:value-type="float" office:value="-0.2072" calcext:value-type="float">
            <text:p>-0.2072</text:p>
          </table:table-cell>
          <table:table-cell office:value-type="float" office:value="-84.0131" calcext:value-type="float">
            <text:p>-84.0131</text:p>
          </table:table-cell>
        </table:table-row>
        <table:table-row table:style-name="ro2">
          <table:table-cell office:value-type="float" office:value="-1.4679" calcext:value-type="float">
            <text:p>-1.4679</text:p>
          </table:table-cell>
          <table:table-cell office:value-type="float" office:value="-0.1094" calcext:value-type="float">
            <text:p>-0.1094</text:p>
          </table:table-cell>
          <table:table-cell office:value-type="float" office:value="-84.1038" calcext:value-type="float">
            <text:p>-84.1038</text:p>
          </table:table-cell>
        </table:table-row>
        <table:table-row table:style-name="ro2">
          <table:table-cell office:value-type="float" office:value="-1.4685" calcext:value-type="float">
            <text:p>-1.4685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-84.1385" calcext:value-type="float">
            <text:p>-84.1385</text:p>
          </table:table-cell>
        </table:table-row>
        <table:table-row table:style-name="ro2">
          <table:table-cell office:value-type="float" office:value="-1.4681" calcext:value-type="float">
            <text:p>-1.4681</text:p>
          </table:table-cell>
          <table:table-cell office:value-type="float" office:value="0.0857" calcext:value-type="float">
            <text:p>0.0857</text:p>
          </table:table-cell>
          <table:table-cell office:value-type="float" office:value="-84.1173" calcext:value-type="float">
            <text:p>-84.1173</text:p>
          </table:table-cell>
        </table:table-row>
        <table:table-row table:style-name="ro2">
          <table:table-cell office:value-type="float" office:value="-1.4668" calcext:value-type="float">
            <text:p>-1.4668</text:p>
          </table:table-cell>
          <table:table-cell office:value-type="float" office:value="0.1832" calcext:value-type="float">
            <text:p>0.1832</text:p>
          </table:table-cell>
          <table:table-cell office:value-type="float" office:value="-84.0403" calcext:value-type="float">
            <text:p>-84.0403</text:p>
          </table:table-cell>
        </table:table-row>
        <table:table-row table:style-name="ro2">
          <table:table-cell office:value-type="float" office:value="-1.4645" calcext:value-type="float">
            <text:p>-1.4645</text:p>
          </table:table-cell>
          <table:table-cell office:value-type="float" office:value="0.2805" calcext:value-type="float">
            <text:p>0.2805</text:p>
          </table:table-cell>
          <table:table-cell office:value-type="float" office:value="-83.9074" calcext:value-type="float">
            <text:p>-83.9074</text:p>
          </table:table-cell>
        </table:table-row>
        <table:table-row table:style-name="ro2">
          <table:table-cell office:value-type="float" office:value="-1.4612" calcext:value-type="float">
            <text:p>-1.4612</text:p>
          </table:table-cell>
          <table:table-cell office:value-type="float" office:value="0.3777" calcext:value-type="float">
            <text:p>0.3777</text:p>
          </table:table-cell>
          <table:table-cell office:value-type="float" office:value="-83.7188" calcext:value-type="float">
            <text:p>-83.7188</text:p>
          </table:table-cell>
        </table:table-row>
        <table:table-row table:style-name="ro2">
          <table:table-cell office:value-type="float" office:value="-1.4569" calcext:value-type="float">
            <text:p>-1.4569</text:p>
          </table:table-cell>
          <table:table-cell office:value-type="float" office:value="0.4748" calcext:value-type="float">
            <text:p>0.4748</text:p>
          </table:table-cell>
          <table:table-cell office:value-type="float" office:value="-83.4746" calcext:value-type="float">
            <text:p>-83.4746</text:p>
          </table:table-cell>
        </table:table-row>
        <table:table-row table:style-name="ro2">
          <table:table-cell office:value-type="float" office:value="-1.4517" calcext:value-type="float">
            <text:p>-1.4517</text:p>
          </table:table-cell>
          <table:table-cell office:value-type="float" office:value="0.5717" calcext:value-type="float">
            <text:p>0.5717</text:p>
          </table:table-cell>
          <table:table-cell office:value-type="float" office:value="-83.1748" calcext:value-type="float">
            <text:p>-83.1748</text:p>
          </table:table-cell>
        </table:table-row>
        <table:table-row table:style-name="ro2">
          <table:table-cell office:value-type="float" office:value="-1.4455" calcext:value-type="float">
            <text:p>-1.4455</text:p>
          </table:table-cell>
          <table:table-cell office:value-type="float" office:value="0.6684" calcext:value-type="float">
            <text:p>0.6684</text:p>
          </table:table-cell>
          <table:table-cell office:value-type="float" office:value="-82.8195" calcext:value-type="float">
            <text:p>-82.8195</text:p>
          </table:table-cell>
        </table:table-row>
        <table:table-row table:style-name="ro2">
          <table:table-cell office:value-type="float" office:value="-1.4383" calcext:value-type="float">
            <text:p>-1.4383</text:p>
          </table:table-cell>
          <table:table-cell office:value-type="float" office:value="0.765" calcext:value-type="float">
            <text:p>0.765</text:p>
          </table:table-cell>
          <table:table-cell office:value-type="float" office:value="-82.4089" calcext:value-type="float">
            <text:p>-82.4089</text:p>
          </table:table-cell>
        </table:table-row>
        <table:table-row table:style-name="ro2">
          <table:table-cell office:value-type="float" office:value="-1.4302" calcext:value-type="float">
            <text:p>-1.4302</text:p>
          </table:table-cell>
          <table:table-cell office:value-type="float" office:value="0.8614" calcext:value-type="float">
            <text:p>0.8614</text:p>
          </table:table-cell>
          <table:table-cell office:value-type="float" office:value="-81.9429" calcext:value-type="float">
            <text:p>-81.9429</text:p>
          </table:table-cell>
        </table:table-row>
        <table:table-row table:style-name="ro2">
          <table:table-cell office:value-type="float" office:value="-1.4211" calcext:value-type="float">
            <text:p>-1.4211</text:p>
          </table:table-cell>
          <table:table-cell office:value-type="float" office:value="0.9575" calcext:value-type="float">
            <text:p>0.9575</text:p>
          </table:table-cell>
          <table:table-cell office:value-type="float" office:value="-81.4218" calcext:value-type="float">
            <text:p>-81.4218</text:p>
          </table:table-cell>
        </table:table-row>
        <table:table-row table:style-name="ro2">
          <table:table-cell office:value-type="float" office:value="-1.411" calcext:value-type="float">
            <text:p>-1.411</text:p>
          </table:table-cell>
          <table:table-cell office:value-type="float" office:value="1.0535" calcext:value-type="float">
            <text:p>1.0535</text:p>
          </table:table-cell>
          <table:table-cell office:value-type="float" office:value="-80.8457" calcext:value-type="float">
            <text:p>-80.8457</text:p>
          </table:table-cell>
        </table:table-row>
        <table:table-row table:style-name="ro2">
          <table:table-cell office:value-type="float" office:value="-1.4" calcext:value-type="float">
            <text:p>-1.4</text:p>
          </table:table-cell>
          <table:table-cell office:value-type="float" office:value="1.1491" calcext:value-type="float">
            <text:p>1.1491</text:p>
          </table:table-cell>
          <table:table-cell office:value-type="float" office:value="-80.2147" calcext:value-type="float">
            <text:p>-80.2147</text:p>
          </table:table-cell>
        </table:table-row>
        <table:table-row table:style-name="ro2">
          <table:table-cell office:value-type="float" office:value="-1.388" calcext:value-type="float">
            <text:p>-1.388</text:p>
          </table:table-cell>
          <table:table-cell office:value-type="float" office:value="1.2445" calcext:value-type="float">
            <text:p>1.2445</text:p>
          </table:table-cell>
          <table:table-cell office:value-type="float" office:value="-79.529" calcext:value-type="float">
            <text:p>-79.529</text:p>
          </table:table-cell>
        </table:table-row>
        <table:table-row table:style-name="ro2">
          <table:table-cell office:value-type="float" office:value="-1.3751" calcext:value-type="float">
            <text:p>-1.3751</text:p>
          </table:table-cell>
          <table:table-cell office:value-type="float" office:value="1.3396" calcext:value-type="float">
            <text:p>1.3396</text:p>
          </table:table-cell>
          <table:table-cell office:value-type="float" office:value="-78.7887" calcext:value-type="float">
            <text:p>-78.7887</text:p>
          </table:table-cell>
        </table:table-row>
        <table:table-row table:style-name="ro2">
          <table:table-cell office:value-type="float" office:value="-1.3613" calcext:value-type="float">
            <text:p>-1.3613</text:p>
          </table:table-cell>
          <table:table-cell office:value-type="float" office:value="1.4343" calcext:value-type="float">
            <text:p>1.4343</text:p>
          </table:table-cell>
          <table:table-cell office:value-type="float" office:value="-77.994" calcext:value-type="float">
            <text:p>-77.994</text:p>
          </table:table-cell>
        </table:table-row>
        <table:table-row table:style-name="ro2">
          <table:table-cell office:value-type="float" office:value="-1.3464" calcext:value-type="float">
            <text:p>-1.3464</text:p>
          </table:table-cell>
          <table:table-cell office:value-type="float" office:value="1.5286" calcext:value-type="float">
            <text:p>1.5286</text:p>
          </table:table-cell>
          <table:table-cell office:value-type="float" office:value="-77.1452" calcext:value-type="float">
            <text:p>-77.1452</text:p>
          </table:table-cell>
        </table:table-row>
        <table:table-row table:style-name="ro2">
          <table:table-cell office:value-type="float" office:value="-1.3307" calcext:value-type="float">
            <text:p>-1.3307</text:p>
          </table:table-cell>
          <table:table-cell office:value-type="float" office:value="1.6225" calcext:value-type="float">
            <text:p>1.6225</text:p>
          </table:table-cell>
          <table:table-cell office:value-type="float" office:value="-76.2424" calcext:value-type="float">
            <text:p>-76.2424</text:p>
          </table:table-cell>
        </table:table-row>
        <table:table-row table:style-name="ro2">
          <table:table-cell office:value-type="float" office:value="-1.314" calcext:value-type="float">
            <text:p>-1.314</text:p>
          </table:table-cell>
          <table:table-cell office:value-type="float" office:value="1.7159" calcext:value-type="float">
            <text:p>1.7159</text:p>
          </table:table-cell>
          <table:table-cell office:value-type="float" office:value="-75.286" calcext:value-type="float">
            <text:p>-75.286</text:p>
          </table:table-cell>
        </table:table-row>
        <table:table-row table:style-name="ro2">
          <table:table-cell office:value-type="float" office:value="-1.2964" calcext:value-type="float">
            <text:p>-1.2964</text:p>
          </table:table-cell>
          <table:table-cell office:value-type="float" office:value="1.8088" calcext:value-type="float">
            <text:p>1.8088</text:p>
          </table:table-cell>
          <table:table-cell office:value-type="float" office:value="-74.2763" calcext:value-type="float">
            <text:p>-74.2763</text:p>
          </table:table-cell>
        </table:table-row>
        <table:table-row table:style-name="ro2">
          <table:table-cell office:value-type="float" office:value="-1.2778" calcext:value-type="float">
            <text:p>-1.2778</text:p>
          </table:table-cell>
          <table:table-cell office:value-type="float" office:value="1.9011" calcext:value-type="float">
            <text:p>1.9011</text:p>
          </table:table-cell>
          <table:table-cell office:value-type="float" office:value="-73.2134" calcext:value-type="float">
            <text:p>-73.2134</text:p>
          </table:table-cell>
        </table:table-row>
        <table:table-row table:style-name="ro2">
          <table:table-cell office:value-type="float" office:value="-1.2583" calcext:value-type="float">
            <text:p>-1.2583</text:p>
          </table:table-cell>
          <table:table-cell office:value-type="float" office:value="1.9928" calcext:value-type="float">
            <text:p>1.9928</text:p>
          </table:table-cell>
          <table:table-cell office:value-type="float" office:value="-72.0978" calcext:value-type="float">
            <text:p>-72.0978</text:p>
          </table:table-cell>
        </table:table-row>
        <table:table-row table:style-name="ro2">
          <table:table-cell office:value-type="float" office:value="-1.238" calcext:value-type="float">
            <text:p>-1.238</text:p>
          </table:table-cell>
          <table:table-cell office:value-type="float" office:value="2.0838" calcext:value-type="float">
            <text:p>2.0838</text:p>
          </table:table-cell>
          <table:table-cell office:value-type="float" office:value="-70.9299" calcext:value-type="float">
            <text:p>-70.9299</text:p>
          </table:table-cell>
        </table:table-row>
        <table:table-row table:style-name="ro2">
          <table:table-cell office:value-type="float" office:value="-1.2167" calcext:value-type="float">
            <text:p>-1.2167</text:p>
          </table:table-cell>
          <table:table-cell office:value-type="float" office:value="2.1741" calcext:value-type="float">
            <text:p>2.1741</text:p>
          </table:table-cell>
          <table:table-cell office:value-type="float" office:value="-69.7101" calcext:value-type="float">
            <text:p>-69.7101</text:p>
          </table:table-cell>
        </table:table-row>
        <table:table-row table:style-name="ro2">
          <table:table-cell office:value-type="float" office:value="-1.1945" calcext:value-type="float">
            <text:p>-1.1945</text:p>
          </table:table-cell>
          <table:table-cell office:value-type="float" office:value="2.2635" calcext:value-type="float">
            <text:p>2.2635</text:p>
          </table:table-cell>
          <table:table-cell office:value-type="float" office:value="-68.4388" calcext:value-type="float">
            <text:p>-68.4388</text:p>
          </table:table-cell>
        </table:table-row>
        <table:table-row table:style-name="ro2">
          <table:table-cell office:value-type="float" office:value="-1.1714" calcext:value-type="float">
            <text:p>-1.1714</text:p>
          </table:table-cell>
          <table:table-cell office:value-type="float" office:value="2.352" calcext:value-type="float">
            <text:p>2.352</text:p>
          </table:table-cell>
          <table:table-cell office:value-type="float" office:value="-67.1165" calcext:value-type="float">
            <text:p>-67.1165</text:p>
          </table:table-cell>
        </table:table-row>
        <table:table-row table:style-name="ro2">
          <table:table-cell office:value-type="float" office:value="-1.1474" calcext:value-type="float">
            <text:p>-1.1474</text:p>
          </table:table-cell>
          <table:table-cell office:value-type="float" office:value="2.4395" calcext:value-type="float">
            <text:p>2.4395</text:p>
          </table:table-cell>
          <table:table-cell office:value-type="float" office:value="-65.7438" calcext:value-type="float">
            <text:p>-65.7438</text:p>
          </table:table-cell>
        </table:table-row>
        <table:table-row table:style-name="ro2">
          <table:table-cell office:value-type="float" office:value="-1.1226" calcext:value-type="float">
            <text:p>-1.1226</text:p>
          </table:table-cell>
          <table:table-cell office:value-type="float" office:value="2.526" calcext:value-type="float">
            <text:p>2.526</text:p>
          </table:table-cell>
          <table:table-cell office:value-type="float" office:value="-64.3213" calcext:value-type="float">
            <text:p>-64.3213</text:p>
          </table:table-cell>
        </table:table-row>
        <table:table-row table:style-name="ro2">
          <table:table-cell office:value-type="float" office:value="-1.0969" calcext:value-type="float">
            <text:p>-1.0969</text:p>
          </table:table-cell>
          <table:table-cell office:value-type="float" office:value="2.6112" calcext:value-type="float">
            <text:p>2.6112</text:p>
          </table:table-cell>
          <table:table-cell office:value-type="float" office:value="-62.8495" calcext:value-type="float">
            <text:p>-62.8495</text:p>
          </table:table-cell>
        </table:table-row>
        <table:table-row table:style-name="ro2">
          <table:table-cell office:value-type="float" office:value="-1.0704" calcext:value-type="float">
            <text:p>-1.0704</text:p>
          </table:table-cell>
          <table:table-cell office:value-type="float" office:value="2.6953" calcext:value-type="float">
            <text:p>2.6953</text:p>
          </table:table-cell>
          <table:table-cell office:value-type="float" office:value="-61.3292" calcext:value-type="float">
            <text:p>-61.3292</text:p>
          </table:table-cell>
        </table:table-row>
        <table:table-row table:style-name="ro2">
          <table:table-cell office:value-type="float" office:value="-1.043" calcext:value-type="float">
            <text:p>-1.043</text:p>
          </table:table-cell>
          <table:table-cell office:value-type="float" office:value="2.778" calcext:value-type="float">
            <text:p>2.778</text:p>
          </table:table-cell>
          <table:table-cell office:value-type="float" office:value="-59.7612" calcext:value-type="float">
            <text:p>-59.7612</text:p>
          </table:table-cell>
        </table:table-row>
        <table:table-row table:style-name="ro2">
          <table:table-cell office:value-type="float" office:value="-1.0148" calcext:value-type="float">
            <text:p>-1.0148</text:p>
          </table:table-cell>
          <table:table-cell office:value-type="float" office:value="2.8592" calcext:value-type="float">
            <text:p>2.8592</text:p>
          </table:table-cell>
          <table:table-cell office:value-type="float" office:value="-58.1462" calcext:value-type="float">
            <text:p>-58.1462</text:p>
          </table:table-cell>
        </table:table-row>
        <table:table-row table:style-name="ro2">
          <table:table-cell office:value-type="float" office:value="-0.9859" calcext:value-type="float">
            <text:p>-0.9859</text:p>
          </table:table-cell>
          <table:table-cell office:value-type="float" office:value="2.9389" calcext:value-type="float">
            <text:p>2.9389</text:p>
          </table:table-cell>
          <table:table-cell office:value-type="float" office:value="-56.4851" calcext:value-type="float">
            <text:p>-56.4851</text:p>
          </table:table-cell>
        </table:table-row>
        <table:table-row table:style-name="ro2">
          <table:table-cell office:value-type="float" office:value="-0.9561" calcext:value-type="float">
            <text:p>-0.9561</text:p>
          </table:table-cell>
          <table:table-cell office:value-type="float" office:value="3.0169" calcext:value-type="float">
            <text:p>3.0169</text:p>
          </table:table-cell>
          <table:table-cell office:value-type="float" office:value="-54.7789" calcext:value-type="float">
            <text:p>-54.7789</text:p>
          </table:table-cell>
        </table:table-row>
        <table:table-row table:style-name="ro2">
          <table:table-cell office:value-type="float" office:value="-0.9255" calcext:value-type="float">
            <text:p>-0.9255</text:p>
          </table:table-cell>
          <table:table-cell office:value-type="float" office:value="3.0931" calcext:value-type="float">
            <text:p>3.0931</text:p>
          </table:table-cell>
          <table:table-cell office:value-type="float" office:value="-53.0284" calcext:value-type="float">
            <text:p>-53.0284</text:p>
          </table:table-cell>
        </table:table-row>
        <table:table-row table:style-name="ro2">
          <table:table-cell office:value-type="float" office:value="-0.8942" calcext:value-type="float">
            <text:p>-0.8942</text:p>
          </table:table-cell>
          <table:table-cell office:value-type="float" office:value="3.1674" calcext:value-type="float">
            <text:p>3.1674</text:p>
          </table:table-cell>
          <table:table-cell office:value-type="float" office:value="-51.2348" calcext:value-type="float">
            <text:p>-51.2348</text:p>
          </table:table-cell>
        </table:table-row>
        <table:table-row table:style-name="ro2">
          <table:table-cell office:value-type="float" office:value="-0.8622" calcext:value-type="float">
            <text:p>-0.8622</text:p>
          </table:table-cell>
          <table:table-cell office:value-type="float" office:value="3.2397" calcext:value-type="float">
            <text:p>3.2397</text:p>
          </table:table-cell>
          <table:table-cell office:value-type="float" office:value="-49.3992" calcext:value-type="float">
            <text:p>-49.3992</text:p>
          </table:table-cell>
        </table:table-row>
        <table:table-row table:style-name="ro2">
          <table:table-cell office:value-type="float" office:value="-0.8294" calcext:value-type="float">
            <text:p>-0.8294</text:p>
          </table:table-cell>
          <table:table-cell office:value-type="float" office:value="3.3098" calcext:value-type="float">
            <text:p>3.3098</text:p>
          </table:table-cell>
          <table:table-cell office:value-type="float" office:value="-47.5228" calcext:value-type="float">
            <text:p>-47.5228</text:p>
          </table:table-cell>
        </table:table-row>
        <table:table-row table:style-name="ro2">
          <table:table-cell office:value-type="float" office:value="-0.796" calcext:value-type="float">
            <text:p>-0.796</text:p>
          </table:table-cell>
          <table:table-cell office:value-type="float" office:value="3.3777" calcext:value-type="float">
            <text:p>3.3777</text:p>
          </table:table-cell>
          <table:table-cell office:value-type="float" office:value="-45.6069" calcext:value-type="float">
            <text:p>-45.6069</text:p>
          </table:table-cell>
        </table:table-row>
        <table:table-row table:style-name="ro2">
          <table:table-cell office:value-type="float" office:value="-0.7619" calcext:value-type="float">
            <text:p>-0.7619</text:p>
          </table:table-cell>
          <table:table-cell office:value-type="float" office:value="3.4432" calcext:value-type="float">
            <text:p>3.4432</text:p>
          </table:table-cell>
          <table:table-cell office:value-type="float" office:value="-43.6527" calcext:value-type="float">
            <text:p>-43.6527</text:p>
          </table:table-cell>
        </table:table-row>
        <table:table-row table:style-name="ro2">
          <table:table-cell office:value-type="float" office:value="-0.7271" calcext:value-type="float">
            <text:p>-0.7271</text:p>
          </table:table-cell>
          <table:table-cell office:value-type="float" office:value="3.5062" calcext:value-type="float">
            <text:p>3.5062</text:p>
          </table:table-cell>
          <table:table-cell office:value-type="float" office:value="-41.6617" calcext:value-type="float">
            <text:p>-41.6617</text:p>
          </table:table-cell>
        </table:table-row>
        <table:table-row table:style-name="ro2">
          <table:table-cell office:value-type="float" office:value="-0.6918" calcext:value-type="float">
            <text:p>-0.6918</text:p>
          </table:table-cell>
          <table:table-cell office:value-type="float" office:value="3.5666" calcext:value-type="float">
            <text:p>3.5666</text:p>
          </table:table-cell>
          <table:table-cell office:value-type="float" office:value="-39.6354" calcext:value-type="float">
            <text:p>-39.6354</text:p>
          </table:table-cell>
        </table:table-row>
        <table:table-row table:style-name="ro2">
          <table:table-cell office:value-type="float" office:value="-0.6558" calcext:value-type="float">
            <text:p>-0.6558</text:p>
          </table:table-cell>
          <table:table-cell office:value-type="float" office:value="3.6242" calcext:value-type="float">
            <text:p>3.6242</text:p>
          </table:table-cell>
          <table:table-cell office:value-type="float" office:value="-37.5752" calcext:value-type="float">
            <text:p>-37.5752</text:p>
          </table:table-cell>
        </table:table-row>
        <table:table-row table:style-name="ro2">
          <table:table-cell office:value-type="float" office:value="-0.6193" calcext:value-type="float">
            <text:p>-0.6193</text:p>
          </table:table-cell>
          <table:table-cell office:value-type="float" office:value="3.6789" calcext:value-type="float">
            <text:p>3.6789</text:p>
          </table:table-cell>
          <table:table-cell office:value-type="float" office:value="-35.4829" calcext:value-type="float">
            <text:p>-35.4829</text:p>
          </table:table-cell>
        </table:table-row>
        <table:table-row table:style-name="ro2">
          <table:table-cell office:value-type="float" office:value="-0.5822" calcext:value-type="float">
            <text:p>-0.5822</text:p>
          </table:table-cell>
          <table:table-cell office:value-type="float" office:value="3.7307" calcext:value-type="float">
            <text:p>3.7307</text:p>
          </table:table-cell>
          <table:table-cell office:value-type="float" office:value="-33.36" calcext:value-type="float">
            <text:p>-33.36</text:p>
          </table:table-cell>
        </table:table-row>
        <table:table-row table:style-name="ro2">
          <table:table-cell office:value-type="float" office:value="-0.5447" calcext:value-type="float">
            <text:p>-0.5447</text:p>
          </table:table-cell>
          <table:table-cell office:value-type="float" office:value="3.7793" calcext:value-type="float">
            <text:p>3.7793</text:p>
          </table:table-cell>
          <table:table-cell office:value-type="float" office:value="-31.2084" calcext:value-type="float">
            <text:p>-31.2084</text:p>
          </table:table-cell>
        </table:table-row>
        <table:table-row table:style-name="ro2">
          <table:table-cell office:value-type="float" office:value="-0.5067" calcext:value-type="float">
            <text:p>-0.5067</text:p>
          </table:table-cell>
          <table:table-cell office:value-type="float" office:value="3.8248" calcext:value-type="float">
            <text:p>3.8248</text:p>
          </table:table-cell>
          <table:table-cell office:value-type="float" office:value="-29.0298" calcext:value-type="float">
            <text:p>-29.0298</text:p>
          </table:table-cell>
        </table:table-row>
        <table:table-row table:style-name="ro2">
          <table:table-cell office:value-type="float" office:value="-0.4682" calcext:value-type="float">
            <text:p>-0.4682</text:p>
          </table:table-cell>
          <table:table-cell office:value-type="float" office:value="3.8669" calcext:value-type="float">
            <text:p>3.8669</text:p>
          </table:table-cell>
          <table:table-cell office:value-type="float" office:value="-26.8262" calcext:value-type="float">
            <text:p>-26.8262</text:p>
          </table:table-cell>
        </table:table-row>
        <table:table-row table:style-name="ro2">
          <table:table-cell office:value-type="float" office:value="-0.4293" calcext:value-type="float">
            <text:p>-0.4293</text:p>
          </table:table-cell>
          <table:table-cell office:value-type="float" office:value="3.9055" calcext:value-type="float">
            <text:p>3.9055</text:p>
          </table:table-cell>
          <table:table-cell office:value-type="float" office:value="-24.5994" calcext:value-type="float">
            <text:p>-24.5994</text:p>
          </table:table-cell>
        </table:table-row>
        <table:table-row table:style-name="ro2">
          <table:table-cell office:value-type="float" office:value="-0.3901" calcext:value-type="float">
            <text:p>-0.3901</text:p>
          </table:table-cell>
          <table:table-cell office:value-type="float" office:value="3.9407" calcext:value-type="float">
            <text:p>3.9407</text:p>
          </table:table-cell>
          <table:table-cell office:value-type="float" office:value="-22.3514" calcext:value-type="float">
            <text:p>-22.3514</text:p>
          </table:table-cell>
        </table:table-row>
        <table:table-row table:style-name="ro2">
          <table:table-cell office:value-type="float" office:value="-0.3505" calcext:value-type="float">
            <text:p>-0.3505</text:p>
          </table:table-cell>
          <table:table-cell office:value-type="float" office:value="3.9722" calcext:value-type="float">
            <text:p>3.9722</text:p>
          </table:table-cell>
          <table:table-cell office:value-type="float" office:value="-20.0844" calcext:value-type="float">
            <text:p>-20.0844</text:p>
          </table:table-cell>
        </table:table-row>
        <table:table-row table:style-name="ro2">
          <table:table-cell office:value-type="float" office:value="-0.3107" calcext:value-type="float">
            <text:p>-0.3107</text:p>
          </table:table-cell>
          <table:table-cell office:value-type="float" office:value="4.0001" calcext:value-type="float">
            <text:p>4.0001</text:p>
          </table:table-cell>
          <table:table-cell office:value-type="float" office:value="-17.8003" calcext:value-type="float">
            <text:p>-17.8003</text:p>
          </table:table-cell>
        </table:table-row>
        <table:table-row table:style-name="ro2">
          <table:table-cell office:value-type="float" office:value="-0.2705" calcext:value-type="float">
            <text:p>-0.2705</text:p>
          </table:table-cell>
          <table:table-cell office:value-type="float" office:value="4.0242" calcext:value-type="float">
            <text:p>4.0242</text:p>
          </table:table-cell>
          <table:table-cell office:value-type="float" office:value="-15.5013" calcext:value-type="float">
            <text:p>-15.5013</text:p>
          </table:table-cell>
        </table:table-row>
        <table:table-row table:style-name="ro2">
          <table:table-cell office:value-type="float" office:value="-0.2302" calcext:value-type="float">
            <text:p>-0.2302</text:p>
          </table:table-cell>
          <table:table-cell office:value-type="float" office:value="4.0445" calcext:value-type="float">
            <text:p>4.0445</text:p>
          </table:table-cell>
          <table:table-cell office:value-type="float" office:value="-13.1896" calcext:value-type="float">
            <text:p>-13.1896</text:p>
          </table:table-cell>
        </table:table-row>
        <table:table-row table:style-name="ro2">
          <table:table-cell office:value-type="float" office:value="-0.1897" calcext:value-type="float">
            <text:p>-0.1897</text:p>
          </table:table-cell>
          <table:table-cell office:value-type="float" office:value="4.0609" calcext:value-type="float">
            <text:p>4.0609</text:p>
          </table:table-cell>
          <table:table-cell office:value-type="float" office:value="-10.8674" calcext:value-type="float">
            <text:p>-10.8674</text:p>
          </table:table-cell>
        </table:table-row>
        <table:table-row table:style-name="ro2">
          <table:table-cell office:value-type="float" office:value="-0.149" calcext:value-type="float">
            <text:p>-0.149</text:p>
          </table:table-cell>
          <table:table-cell office:value-type="float" office:value="4.0733" calcext:value-type="float">
            <text:p>4.0733</text:p>
          </table:table-cell>
          <table:table-cell office:value-type="float" office:value="-8.537" calcext:value-type="float">
            <text:p>-8.537</text:p>
          </table:table-cell>
        </table:table-row>
        <table:table-row table:style-name="ro2">
          <table:table-cell office:value-type="float" office:value="-0.1082" calcext:value-type="float">
            <text:p>-0.1082</text:p>
          </table:table-cell>
          <table:table-cell office:value-type="float" office:value="4.0818" calcext:value-type="float">
            <text:p>4.0818</text:p>
          </table:table-cell>
          <table:table-cell office:value-type="float" office:value="-6.2005" calcext:value-type="float">
            <text:p>-6.2005</text:p>
          </table:table-cell>
        </table:table-row>
        <table:table-row table:style-name="ro2">
          <table:table-cell office:value-type="float" office:value="-0.0674" calcext:value-type="float">
            <text:p>-0.0674</text:p>
          </table:table-cell>
          <table:table-cell office:value-type="float" office:value="4.0863" calcext:value-type="float">
            <text:p>4.0863</text:p>
          </table:table-cell>
          <table:table-cell office:value-type="float" office:value="-3.8603" calcext:value-type="float">
            <text:p>-3.8603</text:p>
          </table:table-cell>
        </table:table-row>
        <table:table-row table:style-name="ro2">
          <table:table-cell office:value-type="float" office:value="-0.0265" calcext:value-type="float">
            <text:p>-0.0265</text:p>
          </table:table-cell>
          <table:table-cell office:value-type="float" office:value="4.0869" calcext:value-type="float">
            <text:p>4.0869</text:p>
          </table:table-cell>
          <table:table-cell office:value-type="float" office:value="-1.5187" calcext:value-type="float">
            <text:p>-1.5187</text:p>
          </table:table-cell>
        </table:table-row>
        <table:table-row table:style-name="ro2">
          <table:table-cell office:value-type="float" office:value="0.0143" calcext:value-type="float">
            <text:p>0.0143</text:p>
          </table:table-cell>
          <table:table-cell office:value-type="float" office:value="4.0834" calcext:value-type="float">
            <text:p>4.0834</text:p>
          </table:table-cell>
          <table:table-cell office:value-type="float" office:value="0.8221" calcext:value-type="float">
            <text:p>0.8221</text:p>
          </table:table-cell>
        </table:table-row>
        <table:table-row table:style-name="ro2">
          <table:table-cell office:value-type="float" office:value="0.0551" calcext:value-type="float">
            <text:p>0.0551</text:p>
          </table:table-cell>
          <table:table-cell office:value-type="float" office:value="4.0759" calcext:value-type="float">
            <text:p>4.0759</text:p>
          </table:table-cell>
          <table:table-cell office:value-type="float" office:value="3.1598" calcext:value-type="float">
            <text:p>3.1598</text:p>
          </table:table-cell>
        </table:table-row>
        <table:table-row table:style-name="ro2">
          <table:table-cell office:value-type="float" office:value="0.0959" calcext:value-type="float">
            <text:p>0.0959</text:p>
          </table:table-cell>
          <table:table-cell office:value-type="float" office:value="4.0644" calcext:value-type="float">
            <text:p>4.0644</text:p>
          </table:table-cell>
          <table:table-cell office:value-type="float" office:value="5.492" calcext:value-type="float">
            <text:p>5.492</text:p>
          </table:table-cell>
        </table:table-row>
        <table:table-row table:style-name="ro2">
          <table:table-cell office:value-type="float" office:value="0.1364" calcext:value-type="float">
            <text:p>0.1364</text:p>
          </table:table-cell>
          <table:table-cell office:value-type="float" office:value="4.049" calcext:value-type="float">
            <text:p>4.049</text:p>
          </table:table-cell>
          <table:table-cell office:value-type="float" office:value="7.8165" calcext:value-type="float">
            <text:p>7.8165</text:p>
          </table:table-cell>
        </table:table-row>
        <table:table-row table:style-name="ro2">
          <table:table-cell office:value-type="float" office:value="0.1768" calcext:value-type="float">
            <text:p>0.1768</text:p>
          </table:table-cell>
          <table:table-cell office:value-type="float" office:value="4.0296" calcext:value-type="float">
            <text:p>4.0296</text:p>
          </table:table-cell>
          <table:table-cell office:value-type="float" office:value="10.131" calcext:value-type="float">
            <text:p>10.131</text:p>
          </table:table-cell>
        </table:table-row>
        <table:table-row table:style-name="ro2">
          <table:table-cell office:value-type="float" office:value="0.217" calcext:value-type="float">
            <text:p>0.217</text:p>
          </table:table-cell>
          <table:table-cell office:value-type="float" office:value="4.0064" calcext:value-type="float">
            <text:p>4.0064</text:p>
          </table:table-cell>
          <table:table-cell office:value-type="float" office:value="12.4334" calcext:value-type="float">
            <text:p>12.4334</text:p>
          </table:table-cell>
        </table:table-row>
        <table:table-row table:style-name="ro2">
          <table:table-cell office:value-type="float" office:value="0.2569" calcext:value-type="float">
            <text:p>0.2569</text:p>
          </table:table-cell>
          <table:table-cell office:value-type="float" office:value="3.9794" calcext:value-type="float">
            <text:p>3.9794</text:p>
          </table:table-cell>
          <table:table-cell office:value-type="float" office:value="14.7214" calcext:value-type="float">
            <text:p>14.7214</text:p>
          </table:table-cell>
        </table:table-row>
        <table:table-row table:style-name="ro2">
          <table:table-cell office:value-type="float" office:value="0.2966" calcext:value-type="float">
            <text:p>0.2966</text:p>
          </table:table-cell>
          <table:table-cell office:value-type="float" office:value="3.9486" calcext:value-type="float">
            <text:p>3.9486</text:p>
          </table:table-cell>
          <table:table-cell office:value-type="float" office:value="16.9927" calcext:value-type="float">
            <text:p>16.9927</text:p>
          </table:table-cell>
        </table:table-row>
        <table:table-row table:style-name="ro2">
          <table:table-cell office:value-type="float" office:value="0.3359" calcext:value-type="float">
            <text:p>0.3359</text:p>
          </table:table-cell>
          <table:table-cell office:value-type="float" office:value="3.9142" calcext:value-type="float">
            <text:p>3.9142</text:p>
          </table:table-cell>
          <table:table-cell office:value-type="float" office:value="19.2455" calcext:value-type="float">
            <text:p>19.2455</text:p>
          </table:table-cell>
        </table:table-row>
        <table:table-row table:style-name="ro2">
          <table:table-cell office:value-type="float" office:value="0.3749" calcext:value-type="float">
            <text:p>0.3749</text:p>
          </table:table-cell>
          <table:table-cell office:value-type="float" office:value="3.8762" calcext:value-type="float">
            <text:p>3.8762</text:p>
          </table:table-cell>
          <table:table-cell office:value-type="float" office:value="21.4774" calcext:value-type="float">
            <text:p>21.4774</text:p>
          </table:table-cell>
        </table:table-row>
        <table:table-row table:style-name="ro2">
          <table:table-cell office:value-type="float" office:value="0.4134" calcext:value-type="float">
            <text:p>0.4134</text:p>
          </table:table-cell>
          <table:table-cell office:value-type="float" office:value="3.8346" calcext:value-type="float">
            <text:p>3.8346</text:p>
          </table:table-cell>
          <table:table-cell office:value-type="float" office:value="23.6866" calcext:value-type="float">
            <text:p>23.6866</text:p>
          </table:table-cell>
        </table:table-row>
        <table:table-row table:style-name="ro2">
          <table:table-cell office:value-type="float" office:value="0.4515" calcext:value-type="float">
            <text:p>0.4515</text:p>
          </table:table-cell>
          <table:table-cell office:value-type="float" office:value="3.7897" calcext:value-type="float">
            <text:p>3.7897</text:p>
          </table:table-cell>
          <table:table-cell office:value-type="float" office:value="25.8709" calcext:value-type="float">
            <text:p>25.8709</text:p>
          </table:table-cell>
        </table:table-row>
        <table:table-row table:style-name="ro2">
          <table:table-cell office:value-type="float" office:value="0.4892" calcext:value-type="float">
            <text:p>0.4892</text:p>
          </table:table-cell>
          <table:table-cell office:value-type="float" office:value="3.7415" calcext:value-type="float">
            <text:p>3.7415</text:p>
          </table:table-cell>
          <table:table-cell office:value-type="float" office:value="28.0286" calcext:value-type="float">
            <text:p>28.0286</text:p>
          </table:table-cell>
        </table:table-row>
        <table:table-row table:style-name="ro2">
          <table:table-cell office:value-type="float" office:value="0.5264" calcext:value-type="float">
            <text:p>0.5264</text:p>
          </table:table-cell>
          <table:table-cell office:value-type="float" office:value="3.6901" calcext:value-type="float">
            <text:p>3.6901</text:p>
          </table:table-cell>
          <table:table-cell office:value-type="float" office:value="30.1578" calcext:value-type="float">
            <text:p>30.1578</text:p>
          </table:table-cell>
        </table:table-row>
        <table:table-row table:style-name="ro2">
          <table:table-cell office:value-type="float" office:value="0.563" calcext:value-type="float">
            <text:p>0.563</text:p>
          </table:table-cell>
          <table:table-cell office:value-type="float" office:value="3.6356" calcext:value-type="float">
            <text:p>3.6356</text:p>
          </table:table-cell>
          <table:table-cell office:value-type="float" office:value="32.2566" calcext:value-type="float">
            <text:p>32.2566</text:p>
          </table:table-cell>
        </table:table-row>
        <table:table-row table:style-name="ro2">
          <table:table-cell office:value-type="float" office:value="0.5991" calcext:value-type="float">
            <text:p>0.5991</text:p>
          </table:table-cell>
          <table:table-cell office:value-type="float" office:value="3.5781" calcext:value-type="float">
            <text:p>3.5781</text:p>
          </table:table-cell>
          <table:table-cell office:value-type="float" office:value="34.3233" calcext:value-type="float">
            <text:p>34.3233</text:p>
          </table:table-cell>
        </table:table-row>
        <table:table-row table:style-name="ro2">
          <table:table-cell office:value-type="float" office:value="0.6345" calcext:value-type="float">
            <text:p>0.6345</text:p>
          </table:table-cell>
          <table:table-cell office:value-type="float" office:value="3.5178" calcext:value-type="float">
            <text:p>3.5178</text:p>
          </table:table-cell>
          <table:table-cell office:value-type="float" office:value="36.3562" calcext:value-type="float">
            <text:p>36.3562</text:p>
          </table:table-cell>
        </table:table-row>
        <table:table-row table:style-name="ro2">
          <table:table-cell office:value-type="float" office:value="0.6694" calcext:value-type="float">
            <text:p>0.6694</text:p>
          </table:table-cell>
          <table:table-cell office:value-type="float" office:value="3.4548" calcext:value-type="float">
            <text:p>3.4548</text:p>
          </table:table-cell>
          <table:table-cell office:value-type="float" office:value="38.3539" calcext:value-type="float">
            <text:p>38.3539</text:p>
          </table:table-cell>
        </table:table-row>
        <table:table-row table:style-name="ro2">
          <table:table-cell office:value-type="float" office:value="0.7036" calcext:value-type="float">
            <text:p>0.7036</text:p>
          </table:table-cell>
          <table:table-cell office:value-type="float" office:value="3.3892" calcext:value-type="float">
            <text:p>3.3892</text:p>
          </table:table-cell>
          <table:table-cell office:value-type="float" office:value="40.3147" calcext:value-type="float">
            <text:p>40.3147</text:p>
          </table:table-cell>
        </table:table-row>
        <table:table-row table:style-name="ro2">
          <table:table-cell office:value-type="float" office:value="0.7372" calcext:value-type="float">
            <text:p>0.7372</text:p>
          </table:table-cell>
          <table:table-cell office:value-type="float" office:value="3.3212" calcext:value-type="float">
            <text:p>3.3212</text:p>
          </table:table-cell>
          <table:table-cell office:value-type="float" office:value="42.2372" calcext:value-type="float">
            <text:p>42.2372</text:p>
          </table:table-cell>
        </table:table-row>
        <table:table-row table:style-name="ro2">
          <table:table-cell office:value-type="float" office:value="0.77" calcext:value-type="float">
            <text:p>0.77</text:p>
          </table:table-cell>
          <table:table-cell office:value-type="float" office:value="3.2507" calcext:value-type="float">
            <text:p>3.2507</text:p>
          </table:table-cell>
          <table:table-cell office:value-type="float" office:value="44.12" calcext:value-type="float">
            <text:p>44.12</text:p>
          </table:table-cell>
        </table:table-row>
        <table:table-row table:style-name="ro2">
          <table:table-cell office:value-type="float" office:value="0.8022" calcext:value-type="float">
            <text:p>0.8022</text:p>
          </table:table-cell>
          <table:table-cell office:value-type="float" office:value="3.1781" calcext:value-type="float">
            <text:p>3.1781</text:p>
          </table:table-cell>
          <table:table-cell office:value-type="float" office:value="45.9618" calcext:value-type="float">
            <text:p>45.9618</text:p>
          </table:table-cell>
        </table:table-row>
        <table:table-row table:style-name="ro2">
          <table:table-cell office:value-type="float" office:value="0.8336" calcext:value-type="float">
            <text:p>0.8336</text:p>
          </table:table-cell>
          <table:table-cell office:value-type="float" office:value="3.1034" calcext:value-type="float">
            <text:p>3.1034</text:p>
          </table:table-cell>
          <table:table-cell office:value-type="float" office:value="47.7614" calcext:value-type="float">
            <text:p>47.7614</text:p>
          </table:table-cell>
        </table:table-row>
        <table:table-row table:style-name="ro2">
          <table:table-cell office:value-type="float" office:value="0.8642" calcext:value-type="float">
            <text:p>0.8642</text:p>
          </table:table-cell>
          <table:table-cell office:value-type="float" office:value="3.0267" calcext:value-type="float">
            <text:p>3.0267</text:p>
          </table:table-cell>
          <table:table-cell office:value-type="float" office:value="49.5177" calcext:value-type="float">
            <text:p>49.5177</text:p>
          </table:table-cell>
        </table:table-row>
        <table:table-row table:style-name="ro2">
          <table:table-cell office:value-type="float" office:value="0.8941" calcext:value-type="float">
            <text:p>0.8941</text:p>
          </table:table-cell>
          <table:table-cell office:value-type="float" office:value="2.9481" calcext:value-type="float">
            <text:p>2.9481</text:p>
          </table:table-cell>
          <table:table-cell office:value-type="float" office:value="51.2294" calcext:value-type="float">
            <text:p>51.2294</text:p>
          </table:table-cell>
        </table:table-row>
        <table:table-row table:style-name="ro2">
          <table:table-cell office:value-type="float" office:value="0.9232" calcext:value-type="float">
            <text:p>0.9232</text:p>
          </table:table-cell>
          <table:table-cell office:value-type="float" office:value="2.8679" calcext:value-type="float">
            <text:p>2.8679</text:p>
          </table:table-cell>
          <table:table-cell office:value-type="float" office:value="52.8956" calcext:value-type="float">
            <text:p>52.8956</text:p>
          </table:table-cell>
        </table:table-row>
        <table:table-row table:style-name="ro2">
          <table:table-cell office:value-type="float" office:value="0.9515" calcext:value-type="float">
            <text:p>0.9515</text:p>
          </table:table-cell>
          <table:table-cell office:value-type="float" office:value="2.786" calcext:value-type="float">
            <text:p>2.786</text:p>
          </table:table-cell>
          <table:table-cell office:value-type="float" office:value="54.5154" calcext:value-type="float">
            <text:p>54.5154</text:p>
          </table:table-cell>
        </table:table-row>
        <table:table-row table:style-name="ro2">
          <table:table-cell office:value-type="float" office:value="0.9789" calcext:value-type="float">
            <text:p>0.9789</text:p>
          </table:table-cell>
          <table:table-cell office:value-type="float" office:value="2.7026" calcext:value-type="float">
            <text:p>2.7026</text:p>
          </table:table-cell>
          <table:table-cell office:value-type="float" office:value="56.0878" calcext:value-type="float">
            <text:p>56.0878</text:p>
          </table:table-cell>
        </table:table-row>
        <table:table-row table:style-name="ro2">
          <table:table-cell office:value-type="float" office:value="1.0055" calcext:value-type="float">
            <text:p>1.0055</text:p>
          </table:table-cell>
          <table:table-cell office:value-type="float" office:value="2.6178" calcext:value-type="float">
            <text:p>2.6178</text:p>
          </table:table-cell>
          <table:table-cell office:value-type="float" office:value="57.612" calcext:value-type="float">
            <text:p>57.612</text:p>
          </table:table-cell>
        </table:table-row>
        <table:table-row table:style-name="ro2">
          <table:table-cell office:value-type="float" office:value="1.0313" calcext:value-type="float">
            <text:p>1.0313</text:p>
          </table:table-cell>
          <table:table-cell office:value-type="float" office:value="2.5317" calcext:value-type="float">
            <text:p>2.5317</text:p>
          </table:table-cell>
          <table:table-cell office:value-type="float" office:value="59.0873" calcext:value-type="float">
            <text:p>59.0873</text:p>
          </table:table-cell>
        </table:table-row>
        <table:table-row table:style-name="ro2">
          <table:table-cell office:value-type="float" office:value="1.0561" calcext:value-type="float">
            <text:p>1.0561</text:p>
          </table:table-cell>
          <table:table-cell office:value-type="float" office:value="2.4444" calcext:value-type="float">
            <text:p>2.4444</text:p>
          </table:table-cell>
          <table:table-cell office:value-type="float" office:value="60.5129" calcext:value-type="float">
            <text:p>60.5129</text:p>
          </table:table-cell>
        </table:table-row>
        <table:table-row table:style-name="ro2">
          <table:table-cell office:value-type="float" office:value="1.0802" calcext:value-type="float">
            <text:p>1.0802</text:p>
          </table:table-cell>
          <table:table-cell office:value-type="float" office:value="2.356" calcext:value-type="float">
            <text:p>2.356</text:p>
          </table:table-cell>
          <table:table-cell office:value-type="float" office:value="61.8882" calcext:value-type="float">
            <text:p>61.8882</text:p>
          </table:table-cell>
        </table:table-row>
        <table:table-row table:style-name="ro2">
          <table:table-cell office:value-type="float" office:value="1.1033" calcext:value-type="float">
            <text:p>1.1033</text:p>
          </table:table-cell>
          <table:table-cell office:value-type="float" office:value="2.2667" calcext:value-type="float">
            <text:p>2.2667</text:p>
          </table:table-cell>
          <table:table-cell office:value-type="float" office:value="63.2125" calcext:value-type="float">
            <text:p>63.2125</text:p>
          </table:table-cell>
        </table:table-row>
        <table:table-row table:style-name="ro2">
          <table:table-cell office:value-type="float" office:value="1.1255" calcext:value-type="float">
            <text:p>1.1255</text:p>
          </table:table-cell>
          <table:table-cell office:value-type="float" office:value="2.1764" calcext:value-type="float">
            <text:p>2.1764</text:p>
          </table:table-cell>
          <table:table-cell office:value-type="float" office:value="64.4854" calcext:value-type="float">
            <text:p>64.4854</text:p>
          </table:table-cell>
        </table:table-row>
        <table:table-row table:style-name="ro2">
          <table:table-cell office:value-type="float" office:value="1.1468" calcext:value-type="float">
            <text:p>1.1468</text:p>
          </table:table-cell>
          <table:table-cell office:value-type="float" office:value="2.0853" calcext:value-type="float">
            <text:p>2.0853</text:p>
          </table:table-cell>
          <table:table-cell office:value-type="float" office:value="65.7063" calcext:value-type="float">
            <text:p>65.7063</text:p>
          </table:table-cell>
        </table:table-row>
        <table:table-row table:style-name="ro2">
          <table:table-cell office:value-type="float" office:value="1.1672" calcext:value-type="float">
            <text:p>1.1672</text:p>
          </table:table-cell>
          <table:table-cell office:value-type="float" office:value="1.9934" calcext:value-type="float">
            <text:p>1.9934</text:p>
          </table:table-cell>
          <table:table-cell office:value-type="float" office:value="66.8748" calcext:value-type="float">
            <text:p>66.8748</text:p>
          </table:table-cell>
        </table:table-row>
        <table:table-row table:style-name="ro2">
          <table:table-cell office:value-type="float" office:value="1.1867" calcext:value-type="float">
            <text:p>1.1867</text:p>
          </table:table-cell>
          <table:table-cell office:value-type="float" office:value="1.9009" calcext:value-type="float">
            <text:p>1.9009</text:p>
          </table:table-cell>
          <table:table-cell office:value-type="float" office:value="67.9905" calcext:value-type="float">
            <text:p>67.9905</text:p>
          </table:table-cell>
        </table:table-row>
        <table:table-row table:style-name="ro2">
          <table:table-cell office:value-type="float" office:value="1.2052" calcext:value-type="float">
            <text:p>1.2052</text:p>
          </table:table-cell>
          <table:table-cell office:value-type="float" office:value="1.8077" calcext:value-type="float">
            <text:p>1.8077</text:p>
          </table:table-cell>
          <table:table-cell office:value-type="float" office:value="69.0529" calcext:value-type="float">
            <text:p>69.0529</text:p>
          </table:table-cell>
        </table:table-row>
        <table:table-row table:style-name="ro2">
          <table:table-cell office:value-type="float" office:value="1.2228" calcext:value-type="float">
            <text:p>1.2228</text:p>
          </table:table-cell>
          <table:table-cell office:value-type="float" office:value="1.714" calcext:value-type="float">
            <text:p>1.714</text:p>
          </table:table-cell>
          <table:table-cell office:value-type="float" office:value="70.0619" calcext:value-type="float">
            <text:p>70.0619</text:p>
          </table:table-cell>
        </table:table-row>
        <table:table-row table:style-name="ro2">
          <table:table-cell office:value-type="float" office:value="1.2395" calcext:value-type="float">
            <text:p>1.2395</text:p>
          </table:table-cell>
          <table:table-cell office:value-type="float" office:value="1.6199" calcext:value-type="float">
            <text:p>1.6199</text:p>
          </table:table-cell>
          <table:table-cell office:value-type="float" office:value="71.017" calcext:value-type="float">
            <text:p>71.017</text:p>
          </table:table-cell>
        </table:table-row>
        <table:table-row table:style-name="ro2">
          <table:table-cell office:value-type="float" office:value="1.2552" calcext:value-type="float">
            <text:p>1.2552</text:p>
          </table:table-cell>
          <table:table-cell office:value-type="float" office:value="1.5253" calcext:value-type="float">
            <text:p>1.5253</text:p>
          </table:table-cell>
          <table:table-cell office:value-type="float" office:value="71.9181" calcext:value-type="float">
            <text:p>71.918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4303" calcext:value-type="float">
            <text:p>1.4303</text:p>
          </table:table-cell>
          <table:table-cell office:value-type="float" office:value="72.7648" calcext:value-type="float">
            <text:p>72.7648</text:p>
          </table:table-cell>
        </table:table-row>
        <table:table-row table:style-name="ro2">
          <table:table-cell office:value-type="float" office:value="1.2838" calcext:value-type="float">
            <text:p>1.2838</text:p>
          </table:table-cell>
          <table:table-cell office:value-type="float" office:value="1.3351" calcext:value-type="float">
            <text:p>1.3351</text:p>
          </table:table-cell>
          <table:table-cell office:value-type="float" office:value="73.557" calcext:value-type="float">
            <text:p>73.557</text:p>
          </table:table-cell>
        </table:table-row>
        <table:table-row table:style-name="ro2">
          <table:table-cell office:value-type="float" office:value="1.2967" calcext:value-type="float">
            <text:p>1.2967</text:p>
          </table:table-cell>
          <table:table-cell office:value-type="float" office:value="1.2395" calcext:value-type="float">
            <text:p>1.2395</text:p>
          </table:table-cell>
          <table:table-cell office:value-type="float" office:value="74.2946" calcext:value-type="float">
            <text:p>74.2946</text:p>
          </table:table-cell>
        </table:table-row>
        <table:table-row table:style-name="ro2">
          <table:table-cell office:value-type="float" office:value="1.3086" calcext:value-type="float">
            <text:p>1.3086</text:p>
          </table:table-cell>
          <table:table-cell office:value-type="float" office:value="1.1437" calcext:value-type="float">
            <text:p>1.1437</text:p>
          </table:table-cell>
          <table:table-cell office:value-type="float" office:value="74.9774" calcext:value-type="float">
            <text:p>74.9774</text:p>
          </table:table-cell>
        </table:table-row>
        <table:table-row table:style-name="ro2">
          <table:table-cell office:value-type="float" office:value="1.3196" calcext:value-type="float">
            <text:p>1.3196</text:p>
          </table:table-cell>
          <table:table-cell office:value-type="float" office:value="1.0477" calcext:value-type="float">
            <text:p>1.0477</text:p>
          </table:table-cell>
          <table:table-cell office:value-type="float" office:value="75.6052" calcext:value-type="float">
            <text:p>75.6052</text:p>
          </table:table-cell>
        </table:table-row>
        <table:table-row table:style-name="ro2">
          <table:table-cell office:value-type="float" office:value="1.3296" calcext:value-type="float">
            <text:p>1.3296</text:p>
          </table:table-cell>
          <table:table-cell office:value-type="float" office:value="0.9516" calcext:value-type="float">
            <text:p>0.9516</text:p>
          </table:table-cell>
          <table:table-cell office:value-type="float" office:value="76.178" calcext:value-type="float">
            <text:p>76.178</text:p>
          </table:table-cell>
        </table:table-row>
        <table:table-row table:style-name="ro2">
          <table:table-cell office:value-type="float" office:value="1.3386" calcext:value-type="float">
            <text:p>1.3386</text:p>
          </table:table-cell>
          <table:table-cell office:value-type="float" office:value="0.8553" calcext:value-type="float">
            <text:p>0.8553</text:p>
          </table:table-cell>
          <table:table-cell office:value-type="float" office:value="76.6956" calcext:value-type="float">
            <text:p>76.6956</text:p>
          </table:table-cell>
        </table:table-row>
        <table:table-row table:style-name="ro2">
          <table:table-cell office:value-type="float" office:value="1.3467" calcext:value-type="float">
            <text:p>1.3467</text:p>
          </table:table-cell>
          <table:table-cell office:value-type="float" office:value="0.759" calcext:value-type="float">
            <text:p>0.759</text:p>
          </table:table-cell>
          <table:table-cell office:value-type="float" office:value="77.1581" calcext:value-type="float">
            <text:p>77.1581</text:p>
          </table:table-cell>
        </table:table-row>
        <table:table-row table:style-name="ro2">
          <table:table-cell office:value-type="float" office:value="1.3538" calcext:value-type="float">
            <text:p>1.3538</text:p>
          </table:table-cell>
          <table:table-cell office:value-type="float" office:value="0.6625" calcext:value-type="float">
            <text:p>0.6625</text:p>
          </table:table-cell>
          <table:table-cell office:value-type="float" office:value="77.5653" calcext:value-type="float">
            <text:p>77.5653</text:p>
          </table:table-cell>
        </table:table-row>
        <table:table-row table:style-name="ro2">
          <table:table-cell office:value-type="float" office:value="1.3599" calcext:value-type="float">
            <text:p>1.3599</text:p>
          </table:table-cell>
          <table:table-cell office:value-type="float" office:value="0.566" calcext:value-type="float">
            <text:p>0.566</text:p>
          </table:table-cell>
          <table:table-cell office:value-type="float" office:value="77.9173" calcext:value-type="float">
            <text:p>77.9173</text:p>
          </table:table-cell>
        </table:table-row>
        <table:table-row table:style-name="ro2">
          <table:table-cell office:value-type="float" office:value="1.3651" calcext:value-type="float">
            <text:p>1.3651</text:p>
          </table:table-cell>
          <table:table-cell office:value-type="float" office:value="0.4695" calcext:value-type="float">
            <text:p>0.4695</text:p>
          </table:table-cell>
          <table:table-cell office:value-type="float" office:value="78.214" calcext:value-type="float">
            <text:p>78.214</text:p>
          </table:table-cell>
        </table:table-row>
        <table:table-row table:style-name="ro2">
          <table:table-cell office:value-type="float" office:value="1.3693" calcext:value-type="float">
            <text:p>1.3693</text:p>
          </table:table-cell>
          <table:table-cell office:value-type="float" office:value="0.3731" calcext:value-type="float">
            <text:p>0.3731</text:p>
          </table:table-cell>
          <table:table-cell office:value-type="float" office:value="78.4553" calcext:value-type="float">
            <text:p>78.4553</text:p>
          </table:table-cell>
        </table:table-row>
        <table:table-row table:style-name="ro2">
          <table:table-cell office:value-type="float" office:value="1.3726" calcext:value-type="float">
            <text:p>1.3726</text:p>
          </table:table-cell>
          <table:table-cell office:value-type="float" office:value="0.2766" calcext:value-type="float">
            <text:p>0.2766</text:p>
          </table:table-cell>
          <table:table-cell office:value-type="float" office:value="78.6414" calcext:value-type="float">
            <text:p>78.6414</text:p>
          </table:table-cell>
        </table:table-row>
        <table:table-row table:style-name="ro2">
          <table:table-cell office:value-type="float" office:value="1.3748" calcext:value-type="float">
            <text:p>1.3748</text:p>
          </table:table-cell>
          <table:table-cell office:value-type="float" office:value="0.1801" calcext:value-type="float">
            <text:p>0.1801</text:p>
          </table:table-cell>
          <table:table-cell office:value-type="float" office:value="78.7723" calcext:value-type="float">
            <text:p>78.7723</text:p>
          </table:table-cell>
        </table:table-row>
        <table:table-row table:style-name="ro2">
          <table:table-cell office:value-type="float" office:value="1.3762" calcext:value-type="float">
            <text:p>1.3762</text:p>
          </table:table-cell>
          <table:table-cell office:value-type="float" office:value="0.0838" calcext:value-type="float">
            <text:p>0.0838</text:p>
          </table:table-cell>
          <table:table-cell office:value-type="float" office:value="78.8479" calcext:value-type="float">
            <text:p>78.8479</text:p>
          </table:table-cell>
        </table:table-row>
        <table:table-row table:style-name="ro2">
          <table:table-cell office:value-type="float" office:value="1.3765" calcext:value-type="float">
            <text:p>1.3765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78.8683" calcext:value-type="float">
            <text:p>78.8683</text:p>
          </table:table-cell>
        </table:table-row>
        <table:table-row table:style-name="ro2">
          <table:table-cell office:value-type="float" office:value="1.3759" calcext:value-type="float">
            <text:p>1.3759</text:p>
          </table:table-cell>
          <table:table-cell office:value-type="float" office:value="-0.1087" calcext:value-type="float">
            <text:p>-0.1087</text:p>
          </table:table-cell>
          <table:table-cell office:value-type="float" office:value="78.8336" calcext:value-type="float">
            <text:p>78.8336</text:p>
          </table:table-cell>
        </table:table-row>
        <table:table-row table:style-name="ro2">
          <table:table-cell office:value-type="float" office:value="1.3743" calcext:value-type="float">
            <text:p>1.3743</text:p>
          </table:table-cell>
          <table:table-cell office:value-type="float" office:value="-0.2048" calcext:value-type="float">
            <text:p>-0.2048</text:p>
          </table:table-cell>
          <table:table-cell office:value-type="float" office:value="78.7438" calcext:value-type="float">
            <text:p>78.7438</text:p>
          </table:table-cell>
        </table:table-row>
        <table:table-row table:style-name="ro2">
          <table:table-cell office:value-type="float" office:value="1.3718" calcext:value-type="float">
            <text:p>1.3718</text:p>
          </table:table-cell>
          <table:table-cell office:value-type="float" office:value="-0.3007" calcext:value-type="float">
            <text:p>-0.3007</text:p>
          </table:table-cell>
          <table:table-cell office:value-type="float" office:value="78.599" calcext:value-type="float">
            <text:p>78.599</text:p>
          </table:table-cell>
        </table:table-row>
        <table:table-row table:style-name="ro2">
          <table:table-cell office:value-type="float" office:value="1.3683" calcext:value-type="float">
            <text:p>1.3683</text:p>
          </table:table-cell>
          <table:table-cell office:value-type="float" office:value="-0.3965" calcext:value-type="float">
            <text:p>-0.3965</text:p>
          </table:table-cell>
          <table:table-cell office:value-type="float" office:value="78.3992" calcext:value-type="float">
            <text:p>78.3992</text:p>
          </table:table-cell>
        </table:table-row>
        <table:table-row table:style-name="ro2">
          <table:table-cell office:value-type="float" office:value="1.3639" calcext:value-type="float">
            <text:p>1.3639</text:p>
          </table:table-cell>
          <table:table-cell office:value-type="float" office:value="-0.4921" calcext:value-type="float">
            <text:p>-0.4921</text:p>
          </table:table-cell>
          <table:table-cell office:value-type="float" office:value="78.1446" calcext:value-type="float">
            <text:p>78.1446</text:p>
          </table:table-cell>
        </table:table-row>
        <table:table-row table:style-name="ro2">
          <table:table-cell office:value-type="float" office:value="1.3585" calcext:value-type="float">
            <text:p>1.3585</text:p>
          </table:table-cell>
          <table:table-cell office:value-type="float" office:value="-0.5875" calcext:value-type="float">
            <text:p>-0.5875</text:p>
          </table:table-cell>
          <table:table-cell office:value-type="float" office:value="77.8353" calcext:value-type="float">
            <text:p>77.8353</text:p>
          </table:table-cell>
        </table:table-row>
        <table:table-row table:style-name="ro2">
          <table:table-cell office:value-type="float" office:value="1.3521" calcext:value-type="float">
            <text:p>1.3521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77.4714" calcext:value-type="float">
            <text:p>77.4714</text:p>
          </table:table-cell>
        </table:table-row>
        <table:table-row table:style-name="ro2">
          <table:table-cell office:value-type="float" office:value="1.3448" calcext:value-type="float">
            <text:p>1.3448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77.0531" calcext:value-type="float">
            <text:p>77.0531</text:p>
          </table:table-cell>
        </table:table-row>
        <table:table-row table:style-name="ro2">
          <table:table-cell office:value-type="float" office:value="1.3366" calcext:value-type="float">
            <text:p>1.3366</text:p>
          </table:table-cell>
          <table:table-cell office:value-type="float" office:value="-0.8724" calcext:value-type="float">
            <text:p>-0.8724</text:p>
          </table:table-cell>
          <table:table-cell office:value-type="float" office:value="76.5803" calcext:value-type="float">
            <text:p>76.5803</text:p>
          </table:table-cell>
        </table:table-row>
        <table:table-row table:style-name="ro2">
          <table:table-cell office:value-type="float" office:value="1.3274" calcext:value-type="float">
            <text:p>1.3274</text:p>
          </table:table-cell>
          <table:table-cell office:value-type="float" office:value="-0.9668" calcext:value-type="float">
            <text:p>-0.9668</text:p>
          </table:table-cell>
          <table:table-cell office:value-type="float" office:value="76.0535" calcext:value-type="float">
            <text:p>76.0535</text:p>
          </table:table-cell>
        </table:table-row>
        <table:table-row table:style-name="ro2">
          <table:table-cell office:value-type="float" office:value="1.3172" calcext:value-type="float">
            <text:p>1.3172</text:p>
          </table:table-cell>
          <table:table-cell office:value-type="float" office:value="-1.0608" calcext:value-type="float">
            <text:p>-1.0608</text:p>
          </table:table-cell>
          <table:table-cell office:value-type="float" office:value="75.4726" calcext:value-type="float">
            <text:p>75.4726</text:p>
          </table:table-cell>
        </table:table-row>
        <table:table-row table:style-name="ro2">
          <table:table-cell office:value-type="float" office:value="1.3062" calcext:value-type="float">
            <text:p>1.3062</text:p>
          </table:table-cell>
          <table:table-cell office:value-type="float" office:value="-1.1546" calcext:value-type="float">
            <text:p>-1.1546</text:p>
          </table:table-cell>
          <table:table-cell office:value-type="float" office:value="74.8379" calcext:value-type="float">
            <text:p>74.8379</text:p>
          </table:table-cell>
        </table:table-row>
        <table:table-row table:style-name="ro2">
          <table:table-cell office:value-type="float" office:value="1.2942" calcext:value-type="float">
            <text:p>1.2942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74.1496" calcext:value-type="float">
            <text:p>74.1496</text:p>
          </table:table-cell>
        </table:table-row>
        <table:table-row table:style-name="ro2">
          <table:table-cell office:value-type="float" office:value="1.2812" calcext:value-type="float">
            <text:p>1.2812</text:p>
          </table:table-cell>
          <table:table-cell office:value-type="float" office:value="-1.3408" calcext:value-type="float">
            <text:p>-1.3408</text:p>
          </table:table-cell>
          <table:table-cell office:value-type="float" office:value="73.408" calcext:value-type="float">
            <text:p>73.408</text:p>
          </table:table-cell>
        </table:table-row>
        <table:table-row table:style-name="ro2">
          <table:table-cell office:value-type="float" office:value="1.2673" calcext:value-type="float">
            <text:p>1.2673</text:p>
          </table:table-cell>
          <table:table-cell office:value-type="float" office:value="-1.4332" calcext:value-type="float">
            <text:p>-1.4332</text:p>
          </table:table-cell>
          <table:table-cell office:value-type="float" office:value="72.6133" calcext:value-type="float">
            <text:p>72.6133</text:p>
          </table:table-cell>
        </table:table-row>
        <table:table-row table:style-name="ro2">
          <table:table-cell office:value-type="float" office:value="1.2525" calcext:value-type="float">
            <text:p>1.2525</text:p>
          </table:table-cell>
          <table:table-cell office:value-type="float" office:value="-1.5251" calcext:value-type="float">
            <text:p>-1.5251</text:p>
          </table:table-cell>
          <table:table-cell office:value-type="float" office:value="71.7658" calcext:value-type="float">
            <text:p>71.7658</text:p>
          </table:table-cell>
        </table:table-row>
        <table:table-row table:style-name="ro2">
          <table:table-cell office:value-type="float" office:value="1.2368" calcext:value-type="float">
            <text:p>1.2368</text:p>
          </table:table-cell>
          <table:table-cell office:value-type="float" office:value="-1.6165" calcext:value-type="float">
            <text:p>-1.6165</text:p>
          </table:table-cell>
          <table:table-cell office:value-type="float" office:value="70.8657" calcext:value-type="float">
            <text:p>70.8657</text:p>
          </table:table-cell>
        </table:table-row>
        <table:table-row table:style-name="ro2">
          <table:table-cell office:value-type="float" office:value="1.2202" calcext:value-type="float">
            <text:p>1.2202</text:p>
          </table:table-cell>
          <table:table-cell office:value-type="float" office:value="-1.7072" calcext:value-type="float">
            <text:p>-1.7072</text:p>
          </table:table-cell>
          <table:table-cell office:value-type="float" office:value="69.9135" calcext:value-type="float">
            <text:p>69.9135</text:p>
          </table:table-cell>
        </table:table-row>
        <table:table-row table:style-name="ro2">
          <table:table-cell office:value-type="float" office:value="1.2027" calcext:value-type="float">
            <text:p>1.2027</text:p>
          </table:table-cell>
          <table:table-cell office:value-type="float" office:value="-1.7973" calcext:value-type="float">
            <text:p>-1.7973</text:p>
          </table:table-cell>
          <table:table-cell office:value-type="float" office:value="68.9095" calcext:value-type="float">
            <text:p>68.9095</text:p>
          </table:table-cell>
        </table:table-row>
        <table:table-row table:style-name="ro2">
          <table:table-cell office:value-type="float" office:value="1.1843" calcext:value-type="float">
            <text:p>1.1843</text:p>
          </table:table-cell>
          <table:table-cell office:value-type="float" office:value="-1.8867" calcext:value-type="float">
            <text:p>-1.8867</text:p>
          </table:table-cell>
          <table:table-cell office:value-type="float" office:value="67.8541" calcext:value-type="float">
            <text:p>67.854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-1.9753" calcext:value-type="float">
            <text:p>-1.9753</text:p>
          </table:table-cell>
          <table:table-cell office:value-type="float" office:value="66.7477" calcext:value-type="float">
            <text:p>66.7477</text:p>
          </table:table-cell>
        </table:table-row>
        <table:table-row table:style-name="ro2">
          <table:table-cell office:value-type="float" office:value="1.1448" calcext:value-type="float">
            <text:p>1.1448</text:p>
          </table:table-cell>
          <table:table-cell office:value-type="float" office:value="-2.063" calcext:value-type="float">
            <text:p>-2.063</text:p>
          </table:table-cell>
          <table:table-cell office:value-type="float" office:value="65.5908" calcext:value-type="float">
            <text:p>65.5908</text:p>
          </table:table-cell>
        </table:table-row>
        <table:table-row table:style-name="ro2">
          <table:table-cell office:value-type="float" office:value="1.1237" calcext:value-type="float">
            <text:p>1.1237</text:p>
          </table:table-cell>
          <table:table-cell office:value-type="float" office:value="-2.1498" calcext:value-type="float">
            <text:p>-2.1498</text:p>
          </table:table-cell>
          <table:table-cell office:value-type="float" office:value="64.3838" calcext:value-type="float">
            <text:p>64.3838</text:p>
          </table:table-cell>
        </table:table-row>
        <table:table-row table:style-name="ro2">
          <table:table-cell office:value-type="float" office:value="1.1018" calcext:value-type="float">
            <text:p>1.1018</text:p>
          </table:table-cell>
          <table:table-cell office:value-type="float" office:value="-2.2356" calcext:value-type="float">
            <text:p>-2.2356</text:p>
          </table:table-cell>
          <table:table-cell office:value-type="float" office:value="63.1275" calcext:value-type="float">
            <text:p>63.1275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-2.3203" calcext:value-type="float">
            <text:p>-2.3203</text:p>
          </table:table-cell>
          <table:table-cell office:value-type="float" office:value="61.8223" calcext:value-type="float">
            <text:p>61.8223</text:p>
          </table:table-cell>
        </table:table-row>
        <table:table-row table:style-name="ro2">
          <table:table-cell office:value-type="float" office:value="1.0554" calcext:value-type="float">
            <text:p>1.0554</text:p>
          </table:table-cell>
          <table:table-cell office:value-type="float" office:value="-2.4038" calcext:value-type="float">
            <text:p>-2.4038</text:p>
          </table:table-cell>
          <table:table-cell office:value-type="float" office:value="60.4688" calcext:value-type="float">
            <text:p>60.4688</text:p>
          </table:table-cell>
        </table:table-row>
        <table:table-row table:style-name="ro2">
          <table:table-cell office:value-type="float" office:value="1.0309" calcext:value-type="float">
            <text:p>1.0309</text:p>
          </table:table-cell>
          <table:table-cell office:value-type="float" office:value="-2.4862" calcext:value-type="float">
            <text:p>-2.4862</text:p>
          </table:table-cell>
          <table:table-cell office:value-type="float" office:value="59.0679" calcext:value-type="float">
            <text:p>59.0679</text:p>
          </table:table-cell>
        </table:table-row>
        <table:table-row table:style-name="ro2">
          <table:table-cell office:value-type="float" office:value="1.0057" calcext:value-type="float">
            <text:p>1.0057</text:p>
          </table:table-cell>
          <table:table-cell office:value-type="float" office:value="-2.5671" calcext:value-type="float">
            <text:p>-2.5671</text:p>
          </table:table-cell>
          <table:table-cell office:value-type="float" office:value="57.6202" calcext:value-type="float">
            <text:p>57.6202</text:p>
          </table:table-cell>
        </table:table-row>
        <table:table-row table:style-name="ro2">
          <table:table-cell office:value-type="float" office:value="0.9796" calcext:value-type="float">
            <text:p>0.9796</text:p>
          </table:table-cell>
          <table:table-cell office:value-type="float" office:value="-2.6467" calcext:value-type="float">
            <text:p>-2.6467</text:p>
          </table:table-cell>
          <table:table-cell office:value-type="float" office:value="56.1264" calcext:value-type="float">
            <text:p>56.1264</text:p>
          </table:table-cell>
        </table:table-row>
        <table:table-row table:style-name="ro2">
          <table:table-cell office:value-type="float" office:value="0.9527" calcext:value-type="float">
            <text:p>0.9527</text:p>
          </table:table-cell>
          <table:table-cell office:value-type="float" office:value="-2.7247" calcext:value-type="float">
            <text:p>-2.7247</text:p>
          </table:table-cell>
          <table:table-cell office:value-type="float" office:value="54.5876" calcext:value-type="float">
            <text:p>54.5876</text:p>
          </table:table-cell>
        </table:table-row>
        <table:table-row table:style-name="ro2">
          <table:table-cell office:value-type="float" office:value="0.9251" calcext:value-type="float">
            <text:p>0.9251</text:p>
          </table:table-cell>
          <table:table-cell office:value-type="float" office:value="-2.8011" calcext:value-type="float">
            <text:p>-2.8011</text:p>
          </table:table-cell>
          <table:table-cell office:value-type="float" office:value="53.0045" calcext:value-type="float">
            <text:p>53.0045</text:p>
          </table:table-cell>
        </table:table-row>
        <table:table-row table:style-name="ro2">
          <table:table-cell office:value-type="float" office:value="0.8967" calcext:value-type="float">
            <text:p>0.8967</text:p>
          </table:table-cell>
          <table:table-cell office:value-type="float" office:value="-2.8758" calcext:value-type="float">
            <text:p>-2.8758</text:p>
          </table:table-cell>
          <table:table-cell office:value-type="float" office:value="51.3781" calcext:value-type="float">
            <text:p>51.3781</text:p>
          </table:table-cell>
        </table:table-row>
        <table:table-row table:style-name="ro2">
          <table:table-cell office:value-type="float" office:value="0.8676" calcext:value-type="float">
            <text:p>0.8676</text:p>
          </table:table-cell>
          <table:table-cell office:value-type="float" office:value="-2.9486" calcext:value-type="float">
            <text:p>-2.9486</text:p>
          </table:table-cell>
          <table:table-cell office:value-type="float" office:value="49.7094" calcext:value-type="float">
            <text:p>49.7094</text:p>
          </table:table-cell>
        </table:table-row>
        <table:table-row table:style-name="ro2">
          <table:table-cell office:value-type="float" office:value="0.8378" calcext:value-type="float">
            <text:p>0.8378</text:p>
          </table:table-cell>
          <table:table-cell office:value-type="float" office:value="-3.0195" calcext:value-type="float">
            <text:p>-3.0195</text:p>
          </table:table-cell>
          <table:table-cell office:value-type="float" office:value="47.9996" calcext:value-type="float">
            <text:p>47.9996</text:p>
          </table:table-cell>
        </table:table-row>
        <table:table-row table:style-name="ro2">
          <table:table-cell office:value-type="float" office:value="0.8072" calcext:value-type="float">
            <text:p>0.8072</text:p>
          </table:table-cell>
          <table:table-cell office:value-type="float" office:value="-3.0883" calcext:value-type="float">
            <text:p>-3.0883</text:p>
          </table:table-cell>
          <table:table-cell office:value-type="float" office:value="46.2497" calcext:value-type="float">
            <text:p>46.2497</text:p>
          </table:table-cell>
        </table:table-row>
        <table:table-row table:style-name="ro2">
          <table:table-cell office:value-type="float" office:value="0.776" calcext:value-type="float">
            <text:p>0.776</text:p>
          </table:table-cell>
          <table:table-cell office:value-type="float" office:value="-3.155" calcext:value-type="float">
            <text:p>-3.155</text:p>
          </table:table-cell>
          <table:table-cell office:value-type="float" office:value="44.461" calcext:value-type="float">
            <text:p>44.461</text:p>
          </table:table-cell>
        </table:table-row>
        <table:table-row table:style-name="ro2">
          <table:table-cell office:value-type="float" office:value="0.7441" calcext:value-type="float">
            <text:p>0.7441</text:p>
          </table:table-cell>
          <table:table-cell office:value-type="float" office:value="-3.2194" calcext:value-type="float">
            <text:p>-3.2194</text:p>
          </table:table-cell>
          <table:table-cell office:value-type="float" office:value="42.6348" calcext:value-type="float">
            <text:p>42.6348</text:p>
          </table:table-cell>
        </table:table-row>
        <table:table-row table:style-name="ro2">
          <table:table-cell office:value-type="float" office:value="0.7116" calcext:value-type="float">
            <text:p>0.7116</text:p>
          </table:table-cell>
          <table:table-cell office:value-type="float" office:value="-3.2814" calcext:value-type="float">
            <text:p>-3.2814</text:p>
          </table:table-cell>
          <table:table-cell office:value-type="float" office:value="40.7723" calcext:value-type="float">
            <text:p>40.7723</text:p>
          </table:table-cell>
        </table:table-row>
        <table:table-row table:style-name="ro2">
          <table:table-cell office:value-type="float" office:value="0.6785" calcext:value-type="float">
            <text:p>0.6785</text:p>
          </table:table-cell>
          <table:table-cell office:value-type="float" office:value="-3.3409" calcext:value-type="float">
            <text:p>-3.3409</text:p>
          </table:table-cell>
          <table:table-cell office:value-type="float" office:value="38.875" calcext:value-type="float">
            <text:p>38.875</text:p>
          </table:table-cell>
        </table:table-row>
        <table:table-row table:style-name="ro2">
          <table:table-cell office:value-type="float" office:value="0.6448" calcext:value-type="float">
            <text:p>0.6448</text:p>
          </table:table-cell>
          <table:table-cell office:value-type="float" office:value="-3.3979" calcext:value-type="float">
            <text:p>-3.3979</text:p>
          </table:table-cell>
          <table:table-cell office:value-type="float" office:value="36.9443" calcext:value-type="float">
            <text:p>36.9443</text:p>
          </table:table-cell>
        </table:table-row>
        <table:table-row table:style-name="ro2">
          <table:table-cell office:value-type="float" office:value="0.6105" calcext:value-type="float">
            <text:p>0.6105</text:p>
          </table:table-cell>
          <table:table-cell office:value-type="float" office:value="-3.452" calcext:value-type="float">
            <text:p>-3.452</text:p>
          </table:table-cell>
          <table:table-cell office:value-type="float" office:value="34.9819" calcext:value-type="float">
            <text:p>34.9819</text:p>
          </table:table-cell>
        </table:table-row>
        <table:table-row table:style-name="ro2">
          <table:table-cell office:value-type="float" office:value="0.5758" calcext:value-type="float">
            <text:p>0.5758</text:p>
          </table:table-cell>
          <table:table-cell office:value-type="float" office:value="-3.5034" calcext:value-type="float">
            <text:p>-3.5034</text:p>
          </table:table-cell>
          <table:table-cell office:value-type="float" office:value="32.9891" calcext:value-type="float">
            <text:p>32.9891</text:p>
          </table:table-cell>
        </table:table-row>
        <table:table-row table:style-name="ro2">
          <table:table-cell office:value-type="float" office:value="0.5405" calcext:value-type="float">
            <text:p>0.5405</text:p>
          </table:table-cell>
          <table:table-cell office:value-type="float" office:value="-3.5518" calcext:value-type="float">
            <text:p>-3.5518</text:p>
          </table:table-cell>
          <table:table-cell office:value-type="float" office:value="30.9678" calcext:value-type="float">
            <text:p>30.9678</text:p>
          </table:table-cell>
        </table:table-row>
        <table:table-row table:style-name="ro2">
          <table:table-cell office:value-type="float" office:value="0.5047" calcext:value-type="float">
            <text:p>0.5047</text:p>
          </table:table-cell>
          <table:table-cell office:value-type="float" office:value="-3.5972" calcext:value-type="float">
            <text:p>-3.5972</text:p>
          </table:table-cell>
          <table:table-cell office:value-type="float" office:value="28.9196" calcext:value-type="float">
            <text:p>28.9196</text:p>
          </table:table-cell>
        </table:table-row>
        <table:table-row table:style-name="ro2">
          <table:table-cell office:value-type="float" office:value="0.4686" calcext:value-type="float">
            <text:p>0.4686</text:p>
          </table:table-cell>
          <table:table-cell office:value-type="float" office:value="-3.6395" calcext:value-type="float">
            <text:p>-3.6395</text:p>
          </table:table-cell>
          <table:table-cell office:value-type="float" office:value="26.8463" calcext:value-type="float">
            <text:p>26.8463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-3.6785" calcext:value-type="float">
            <text:p>-3.6785</text:p>
          </table:table-cell>
          <table:table-cell office:value-type="float" office:value="24.7497" calcext:value-type="float">
            <text:p>24.7497</text:p>
          </table:table-cell>
        </table:table-row>
        <table:table-row table:style-name="ro2">
          <table:table-cell office:value-type="float" office:value="0.395" calcext:value-type="float">
            <text:p>0.395</text:p>
          </table:table-cell>
          <table:table-cell office:value-type="float" office:value="-3.7142" calcext:value-type="float">
            <text:p>-3.7142</text:p>
          </table:table-cell>
          <table:table-cell office:value-type="float" office:value="22.6317" calcext:value-type="float">
            <text:p>22.6317</text:p>
          </table:table-cell>
        </table:table-row>
        <table:table-row table:style-name="ro2">
          <table:table-cell office:value-type="float" office:value="0.3577" calcext:value-type="float">
            <text:p>0.3577</text:p>
          </table:table-cell>
          <table:table-cell office:value-type="float" office:value="-3.7466" calcext:value-type="float">
            <text:p>-3.7466</text:p>
          </table:table-cell>
          <table:table-cell office:value-type="float" office:value="20.4942" calcext:value-type="float">
            <text:p>20.4942</text:p>
          </table:table-cell>
        </table:table-row>
        <table:table-row table:style-name="ro2">
          <table:table-cell office:value-type="float" office:value="0.3201" calcext:value-type="float">
            <text:p>0.3201</text:p>
          </table:table-cell>
          <table:table-cell office:value-type="float" office:value="-3.7754" calcext:value-type="float">
            <text:p>-3.7754</text:p>
          </table:table-cell>
          <table:table-cell office:value-type="float" office:value="18.3391" calcext:value-type="float">
            <text:p>18.3391</text:p>
          </table:table-cell>
        </table:table-row>
        <table:table-row table:style-name="ro2">
          <table:table-cell office:value-type="float" office:value="0.2822" calcext:value-type="float">
            <text:p>0.2822</text:p>
          </table:table-cell>
          <table:table-cell office:value-type="float" office:value="-3.8007" calcext:value-type="float">
            <text:p>-3.8007</text:p>
          </table:table-cell>
          <table:table-cell office:value-type="float" office:value="16.1686" calcext:value-type="float">
            <text:p>16.1686</text:p>
          </table:table-cell>
        </table:table-row>
        <table:table-row table:style-name="ro2">
          <table:table-cell office:value-type="float" office:value="0.2441" calcext:value-type="float">
            <text:p>0.2441</text:p>
          </table:table-cell>
          <table:table-cell office:value-type="float" office:value="-3.8224" calcext:value-type="float">
            <text:p>-3.8224</text:p>
          </table:table-cell>
          <table:table-cell office:value-type="float" office:value="13.9845" calcext:value-type="float">
            <text:p>13.9845</text:p>
          </table:table-cell>
        </table:table-row>
        <table:table-row table:style-name="ro2">
          <table:table-cell office:value-type="float" office:value="0.2058" calcext:value-type="float">
            <text:p>0.2058</text:p>
          </table:table-cell>
          <table:table-cell office:value-type="float" office:value="-3.8405" calcext:value-type="float">
            <text:p>-3.8405</text:p>
          </table:table-cell>
          <table:table-cell office:value-type="float" office:value="11.7891" calcext:value-type="float">
            <text:p>11.7891</text:p>
          </table:table-cell>
        </table:table-row>
        <table:table-row table:style-name="ro2">
          <table:table-cell office:value-type="float" office:value="0.1673" calcext:value-type="float">
            <text:p>0.1673</text:p>
          </table:table-cell>
          <table:table-cell office:value-type="float" office:value="-3.8548" calcext:value-type="float">
            <text:p>-3.8548</text:p>
          </table:table-cell>
          <table:table-cell office:value-type="float" office:value="9.5844" calcext:value-type="float">
            <text:p>9.5844</text:p>
          </table:table-cell>
        </table:table-row>
        <table:table-row table:style-name="ro2">
          <table:table-cell office:value-type="float" office:value="0.1287" calcext:value-type="float">
            <text:p>0.1287</text:p>
          </table:table-cell>
          <table:table-cell office:value-type="float" office:value="-3.8654" calcext:value-type="float">
            <text:p>-3.8654</text:p>
          </table:table-cell>
          <table:table-cell office:value-type="float" office:value="7.3725" calcext:value-type="float">
            <text:p>7.3725</text:p>
          </table:table-cell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-3.8722" calcext:value-type="float">
            <text:p>-3.8722</text:p>
          </table:table-cell>
          <table:table-cell office:value-type="float" office:value="5.1557" calcext:value-type="float">
            <text:p>5.1557</text:p>
          </table:table-cell>
        </table:table-row>
        <table:table-row table:style-name="ro2">
          <table:table-cell office:value-type="float" office:value="0.0512" calcext:value-type="float">
            <text:p>0.0512</text:p>
          </table:table-cell>
          <table:table-cell office:value-type="float" office:value="-3.8753" calcext:value-type="float">
            <text:p>-3.8753</text:p>
          </table:table-cell>
          <table:table-cell office:value-type="float" office:value="2.936" calcext:value-type="float">
            <text:p>2.936</text:p>
          </table:table-cell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-3.8745" calcext:value-type="float">
            <text:p>-3.8745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2">
          <table:table-cell office:value-type="float" office:value="-0.0262" calcext:value-type="float">
            <text:p>-0.0262</text:p>
          </table:table-cell>
          <table:table-cell office:value-type="float" office:value="-3.87" calcext:value-type="float">
            <text:p>-3.87</text:p>
          </table:table-cell>
          <table:table-cell office:value-type="float" office:value="-1.5032" calcext:value-type="float">
            <text:p>-1.5032</text:p>
          </table:table-cell>
        </table:table-row>
        <table:table-row table:style-name="ro2">
          <table:table-cell office:value-type="float" office:value="-0.0649" calcext:value-type="float">
            <text:p>-0.0649</text:p>
          </table:table-cell>
          <table:table-cell office:value-type="float" office:value="-3.8617" calcext:value-type="float">
            <text:p>-3.8617</text:p>
          </table:table-cell>
          <table:table-cell office:value-type="float" office:value="-3.7183" calcext:value-type="float">
            <text:p>-3.7183</text:p>
          </table:table-cell>
        </table:table-row>
        <table:table-row table:style-name="ro2">
          <table:table-cell office:value-type="float" office:value="-0.1035" calcext:value-type="float">
            <text:p>-0.1035</text:p>
          </table:table-cell>
          <table:table-cell office:value-type="float" office:value="-3.8496" calcext:value-type="float">
            <text:p>-3.8496</text:p>
          </table:table-cell>
          <table:table-cell office:value-type="float" office:value="-5.9276" calcext:value-type="float">
            <text:p>-5.9276</text:p>
          </table:table-cell>
        </table:table-row>
        <table:table-row table:style-name="ro2">
          <table:table-cell office:value-type="float" office:value="-0.1419" calcext:value-type="float">
            <text:p>-0.1419</text:p>
          </table:table-cell>
          <table:table-cell office:value-type="float" office:value="-3.8337" calcext:value-type="float">
            <text:p>-3.8337</text:p>
          </table:table-cell>
          <table:table-cell office:value-type="float" office:value="-8.1289" calcext:value-type="float">
            <text:p>-8.1289</text:p>
          </table:table-cell>
        </table:table-row>
        <table:table-row table:style-name="ro2">
          <table:table-cell office:value-type="float" office:value="-0.1801" calcext:value-type="float">
            <text:p>-0.1801</text:p>
          </table:table-cell>
          <table:table-cell office:value-type="float" office:value="-3.8142" calcext:value-type="float">
            <text:p>-3.8142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2">
          <table:table-cell office:value-type="float" office:value="-0.2181" calcext:value-type="float">
            <text:p>-0.2181</text:p>
          </table:table-cell>
          <table:table-cell office:value-type="float" office:value="-3.791" calcext:value-type="float">
            <text:p>-3.791</text:p>
          </table:table-cell>
          <table:table-cell office:value-type="float" office:value="-12.4989" calcext:value-type="float">
            <text:p>-12.4989</text:p>
          </table:table-cell>
        </table:table-row>
        <table:table-row table:style-name="ro2">
          <table:table-cell office:value-type="float" office:value="-0.2559" calcext:value-type="float">
            <text:p>-0.2559</text:p>
          </table:table-cell>
          <table:table-cell office:value-type="float" office:value="-3.7641" calcext:value-type="float">
            <text:p>-3.7641</text:p>
          </table:table-cell>
          <table:table-cell office:value-type="float" office:value="-14.6635" calcext:value-type="float">
            <text:p>-14.6635</text:p>
          </table:table-cell>
        </table:table-row>
        <table:table-row table:style-name="ro2">
          <table:table-cell office:value-type="float" office:value="-0.2934" calcext:value-type="float">
            <text:p>-0.2934</text:p>
          </table:table-cell>
          <table:table-cell office:value-type="float" office:value="-3.7338" calcext:value-type="float">
            <text:p>-3.7338</text:p>
          </table:table-cell>
          <table:table-cell office:value-type="float" office:value="-16.8116" calcext:value-type="float">
            <text:p>-16.8116</text:p>
          </table:table-cell>
        </table:table-row>
        <table:table-row table:style-name="ro2">
          <table:table-cell office:value-type="float" office:value="-0.3306" calcext:value-type="float">
            <text:p>-0.3306</text:p>
          </table:table-cell>
          <table:table-cell office:value-type="float" office:value="-3.6999" calcext:value-type="float">
            <text:p>-3.6999</text:p>
          </table:table-cell>
          <table:table-cell office:value-type="float" office:value="-18.9414" calcext:value-type="float">
            <text:p>-18.9414</text:p>
          </table:table-cell>
        </table:table-row>
        <table:table-row table:style-name="ro2">
          <table:table-cell office:value-type="float" office:value="-0.3674" calcext:value-type="float">
            <text:p>-0.3674</text:p>
          </table:table-cell>
          <table:table-cell office:value-type="float" office:value="-3.6627" calcext:value-type="float">
            <text:p>-3.6627</text:p>
          </table:table-cell>
          <table:table-cell office:value-type="float" office:value="-21.0508" calcext:value-type="float">
            <text:p>-21.0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0T21:02:32.530245361</dc:date>
    <meta:editing-duration>PT23M26S</meta:editing-duration>
    <meta:editing-cycles>4</meta:editing-cycles>
    <meta:generator>LibreOffice/7.3.7.2$Linux_X86_64 LibreOffice_project/30$Build-2</meta:generator>
    <meta:document-statistic meta:table-count="1" meta:cell-count="903" meta:object-count="0"/>
  </office:meta>
</office:document-meta>
</file>